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0.997cm" style:rel-column-width="3841*"/>
    </style:style>
    <style:style style:name="Table1.B" style:family="table-column">
      <style:table-column-properties style:column-width="0.998cm" style:rel-column-width="3848*"/>
    </style:style>
    <style:style style:name="Table1.C" style:family="table-column">
      <style:table-column-properties style:column-width="2.207cm" style:rel-column-width="8506*"/>
    </style:style>
    <style:style style:name="Table1.D" style:family="table-column">
      <style:table-column-properties style:column-width="2.995cm" style:rel-column-width="11545*"/>
    </style:style>
    <style:style style:name="Table1.E" style:family="table-column">
      <style:table-column-properties style:column-width="2.298cm" style:rel-column-width="8859*"/>
    </style:style>
    <style:style style:name="Table1.F" style:family="table-column">
      <style:table-column-properties style:column-width="2.812cm" style:rel-column-width="10838*"/>
    </style:style>
    <style:style style:name="Table1.G" style:family="table-column">
      <style:table-column-properties style:column-width="1.602cm" style:rel-column-width="6174*"/>
    </style:style>
    <style:style style:name="Table1.H" style:family="table-column">
      <style:table-column-properties style:column-width="3.094cm" style:rel-column-width="11924*"/>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fo:font-style="normal" officeooo:paragraph-rsid="0052d1d6" style:font-size-asian="14pt" style:font-style-asian="normal" style:font-size-complex="14pt" style:font-style-complex="normal"/>
    </style:style>
    <style:style style:name="P3" style:family="paragraph" style:parent-style-name="Standard">
      <style:text-properties fo:font-size="14pt" fo:font-style="normal" officeooo:rsid="00b14785" officeooo:paragraph-rsid="00f5a601" style:font-size-asian="14pt" style:font-style-asian="normal" style:font-size-complex="14pt" style:font-style-complex="normal"/>
    </style:style>
    <style:style style:name="P4" style:family="paragraph" style:parent-style-name="Standard">
      <style:text-properties fo:font-size="14pt" fo:font-style="normal" officeooo:rsid="00b14785" officeooo:paragraph-rsid="00f85dc1" style:font-size-asian="14pt" style:font-style-asian="normal" style:font-size-complex="14pt" style:font-style-complex="normal"/>
    </style:style>
    <style:style style:name="P5" style:family="paragraph" style:parent-style-name="Standard">
      <style:text-properties fo:font-size="14pt" fo:font-style="normal" officeooo:rsid="00b14785" officeooo:paragraph-rsid="00fc2c89" style:font-size-asian="14pt" style:font-style-asian="normal" style:font-size-complex="14pt" style:font-style-complex="normal"/>
    </style:style>
    <style:style style:name="P6" style:family="paragraph" style:parent-style-name="Standard">
      <style:text-properties fo:font-size="14pt" fo:font-style="normal" officeooo:rsid="00b14785" officeooo:paragraph-rsid="01027ced" style:font-size-asian="14pt" style:font-style-asian="normal" style:font-size-complex="14pt" style:font-style-complex="normal"/>
    </style:style>
    <style:style style:name="P7" style:family="paragraph" style:parent-style-name="Standard">
      <style:text-properties fo:font-size="14pt" fo:font-style="normal" officeooo:rsid="00b14785" officeooo:paragraph-rsid="0108a583" style:font-size-asian="14pt" style:font-style-asian="normal" style:font-size-complex="14pt" style:font-style-complex="normal"/>
    </style:style>
    <style:style style:name="P8" style:family="paragraph" style:parent-style-name="Standard">
      <style:text-properties fo:font-size="14pt" fo:font-style="normal" officeooo:rsid="00b14785" officeooo:paragraph-rsid="010aa1d7" style:font-size-asian="14pt" style:font-style-asian="normal" style:font-size-complex="14pt" style:font-style-complex="normal"/>
    </style:style>
    <style:style style:name="P9" style:family="paragraph" style:parent-style-name="Standard">
      <style:text-properties fo:font-size="14pt" fo:font-style="normal" officeooo:rsid="00b40b78" officeooo:paragraph-rsid="00f5a601" style:font-size-asian="14pt" style:font-style-asian="normal" style:font-size-complex="14pt" style:font-style-complex="normal"/>
    </style:style>
    <style:style style:name="P10" style:family="paragraph" style:parent-style-name="Standard">
      <style:text-properties fo:font-size="14pt" fo:font-style="normal" officeooo:rsid="00b5b529" officeooo:paragraph-rsid="00f5a601" style:font-size-asian="14pt" style:font-style-asian="normal" style:font-size-complex="14pt" style:font-style-complex="normal"/>
    </style:style>
    <style:style style:name="P11" style:family="paragraph" style:parent-style-name="Standard">
      <style:text-properties fo:font-size="14pt" fo:font-style="normal" officeooo:rsid="00dced64" officeooo:paragraph-rsid="00dced64" style:font-size-asian="14pt" style:font-style-asian="normal" style:font-size-complex="14pt" style:font-style-complex="normal"/>
    </style:style>
    <style:style style:name="P12" style:family="paragraph" style:parent-style-name="Standard">
      <style:text-properties fo:font-size="14pt" fo:font-style="normal" officeooo:rsid="00dced64" officeooo:paragraph-rsid="00f2ebbf" style:font-size-asian="14pt" style:font-style-asian="normal" style:font-size-complex="14pt" style:font-style-complex="normal"/>
    </style:style>
    <style:style style:name="P13" style:family="paragraph" style:parent-style-name="Standard">
      <style:text-properties fo:font-size="14pt" fo:font-style="normal" officeooo:paragraph-rsid="00de481c" style:font-size-asian="14pt" style:font-style-asian="normal" style:font-size-complex="14pt" style:font-style-complex="normal"/>
    </style:style>
    <style:style style:name="P14" style:family="paragraph" style:parent-style-name="Standard">
      <style:text-properties fo:font-size="14pt" fo:font-style="normal" officeooo:paragraph-rsid="00def8e6" style:font-size-asian="14pt" style:font-style-asian="normal" style:font-size-complex="14pt" style:font-style-complex="normal"/>
    </style:style>
    <style:style style:name="P15" style:family="paragraph" style:parent-style-name="Standard">
      <style:text-properties fo:font-size="14pt" fo:font-style="normal" officeooo:rsid="00def8e6" officeooo:paragraph-rsid="00def8e6" style:font-size-asian="14pt" style:font-style-asian="normal" style:font-size-complex="14pt" style:font-style-complex="normal"/>
    </style:style>
    <style:style style:name="P16" style:family="paragraph" style:parent-style-name="Standard">
      <style:text-properties fo:font-size="14pt" fo:font-style="normal" officeooo:rsid="00e8e2f3" officeooo:paragraph-rsid="00e8e2f3" style:font-size-asian="14pt" style:font-style-asian="normal" style:font-size-complex="14pt" style:font-style-complex="normal"/>
    </style:style>
    <style:style style:name="P17" style:family="paragraph" style:parent-style-name="Standard">
      <style:text-properties fo:font-size="14pt" fo:font-style="normal" officeooo:rsid="00de481c" officeooo:paragraph-rsid="00de481c" style:font-size-asian="14pt" style:font-style-asian="normal" style:font-size-complex="14pt" style:font-style-complex="normal"/>
    </style:style>
    <style:style style:name="P18" style:family="paragraph" style:parent-style-name="Standard">
      <style:text-properties fo:font-size="14pt" fo:font-style="normal" officeooo:rsid="00e9dff0" officeooo:paragraph-rsid="00e9dff0" style:font-size-asian="14pt" style:font-style-asian="normal" style:font-size-complex="14pt" style:font-style-complex="normal"/>
    </style:style>
    <style:style style:name="P19" style:family="paragraph" style:parent-style-name="Standard">
      <style:text-properties fo:font-size="14pt" fo:font-style="normal" officeooo:rsid="00e9dff0" officeooo:paragraph-rsid="00fb57e9" style:font-size-asian="14pt" style:font-style-asian="normal" style:font-size-complex="14pt" style:font-style-complex="normal"/>
    </style:style>
    <style:style style:name="P20" style:family="paragraph" style:parent-style-name="Standard">
      <style:text-properties fo:font-size="14pt" fo:font-style="normal" officeooo:rsid="00ea3ce3" officeooo:paragraph-rsid="00ea3ce3" style:font-size-asian="14pt" style:font-style-asian="normal" style:font-size-complex="14pt" style:font-style-complex="normal"/>
    </style:style>
    <style:style style:name="P21" style:family="paragraph" style:parent-style-name="Standard">
      <style:text-properties fo:font-size="14pt" fo:font-style="normal" officeooo:rsid="00ec36a8" officeooo:paragraph-rsid="00ec36a8" style:font-size-asian="14pt" style:font-style-asian="normal" style:font-size-complex="14pt" style:font-style-complex="normal"/>
    </style:style>
    <style:style style:name="P22" style:family="paragraph" style:parent-style-name="Standard">
      <style:text-properties fo:font-size="14pt" fo:font-style="normal" officeooo:rsid="00ed3ef0" officeooo:paragraph-rsid="00ed3ef0" style:font-size-asian="14pt" style:font-style-asian="normal" style:font-size-complex="14pt" style:font-style-complex="normal"/>
    </style:style>
    <style:style style:name="P23" style:family="paragraph" style:parent-style-name="Standard">
      <style:text-properties fo:font-size="14pt" fo:font-style="normal" officeooo:rsid="00f2ebbf" officeooo:paragraph-rsid="00f2ebbf" style:font-size-asian="14pt" style:font-style-asian="normal" style:font-size-complex="14pt" style:font-style-complex="normal"/>
    </style:style>
    <style:style style:name="P24" style:family="paragraph" style:parent-style-name="Standard">
      <style:text-properties fo:font-size="14pt" fo:font-style="normal" officeooo:rsid="00f3778f" officeooo:paragraph-rsid="00f3778f" style:font-size-asian="14pt" style:font-style-asian="normal" style:font-size-complex="14pt" style:font-style-complex="normal"/>
    </style:style>
    <style:style style:name="P25" style:family="paragraph" style:parent-style-name="Standard">
      <style:text-properties fo:font-size="14pt" fo:font-style="normal" officeooo:rsid="00f3778f" officeooo:paragraph-rsid="00f45d87" style:font-size-asian="14pt" style:font-style-asian="normal" style:font-size-complex="14pt" style:font-style-complex="normal"/>
    </style:style>
    <style:style style:name="P26" style:family="paragraph" style:parent-style-name="Standard">
      <style:text-properties fo:font-size="14pt" fo:font-style="normal" officeooo:rsid="00e01656" officeooo:paragraph-rsid="00e01656" style:font-size-asian="14pt" style:font-style-asian="normal" style:font-size-complex="14pt" style:font-style-complex="normal"/>
    </style:style>
    <style:style style:name="P27" style:family="paragraph" style:parent-style-name="Standard">
      <style:text-properties fo:font-size="14pt" fo:font-style="normal" officeooo:paragraph-rsid="00f3778f" style:font-size-asian="14pt" style:font-style-asian="normal" style:font-size-complex="14pt" style:font-style-complex="normal"/>
    </style:style>
    <style:style style:name="P28" style:family="paragraph" style:parent-style-name="Standard">
      <style:text-properties fo:font-size="14pt" fo:font-style="normal" officeooo:rsid="00f45d87" officeooo:paragraph-rsid="00f45d87" style:font-size-asian="14pt" style:font-style-asian="normal" style:font-size-complex="14pt" style:font-style-complex="normal"/>
    </style:style>
    <style:style style:name="P29" style:family="paragraph" style:parent-style-name="Standard">
      <style:text-properties fo:font-size="14pt" fo:font-style="normal" officeooo:rsid="00f45d87" officeooo:paragraph-rsid="00f6bb5a" style:font-size-asian="14pt" style:font-style-asian="normal" style:font-size-complex="14pt" style:font-style-complex="normal"/>
    </style:style>
    <style:style style:name="P30" style:family="paragraph" style:parent-style-name="Standard">
      <style:text-properties fo:font-size="14pt" fo:font-style="normal" officeooo:rsid="00f6bb5a" officeooo:paragraph-rsid="00f6bb5a" style:font-size-asian="14pt" style:font-style-asian="normal" style:font-size-complex="14pt" style:font-style-complex="normal"/>
    </style:style>
    <style:style style:name="P31" style:family="paragraph" style:parent-style-name="Standard">
      <style:text-properties fo:font-size="14pt" fo:font-style="normal" officeooo:rsid="00f85dc1" officeooo:paragraph-rsid="00f85dc1" style:font-size-asian="14pt" style:font-style-asian="normal" style:font-size-complex="14pt" style:font-style-complex="normal"/>
    </style:style>
    <style:style style:name="P32" style:family="paragraph" style:parent-style-name="Standard">
      <style:text-properties fo:font-size="14pt" fo:font-style="normal" officeooo:rsid="00f9c374" officeooo:paragraph-rsid="00f9c374" style:font-size-asian="14pt" style:font-style-asian="normal" style:font-size-complex="14pt" style:font-style-complex="normal"/>
    </style:style>
    <style:style style:name="P33" style:family="paragraph" style:parent-style-name="Standard">
      <style:text-properties fo:font-size="14pt" fo:font-style="normal" officeooo:rsid="00fab5d9" officeooo:paragraph-rsid="00fab5d9" style:font-size-asian="14pt" style:font-style-asian="normal" style:font-size-complex="14pt" style:font-style-complex="normal"/>
    </style:style>
    <style:style style:name="P34" style:family="paragraph" style:parent-style-name="Standard">
      <style:text-properties fo:font-size="14pt" fo:font-style="normal" officeooo:rsid="00fc2c89" officeooo:paragraph-rsid="00fc2c89" style:font-size-asian="14pt" style:font-style-asian="normal" style:font-size-complex="14pt" style:font-style-complex="normal"/>
    </style:style>
    <style:style style:name="P35" style:family="paragraph" style:parent-style-name="Standard">
      <style:text-properties fo:font-size="14pt" fo:font-style="normal" officeooo:rsid="00fc2c89" officeooo:paragraph-rsid="00fe79ba" style:font-size-asian="14pt" style:font-style-asian="normal" style:font-size-complex="14pt" style:font-style-complex="normal"/>
    </style:style>
    <style:style style:name="P36" style:family="paragraph" style:parent-style-name="Standard">
      <style:text-properties fo:font-size="14pt" fo:font-style="normal" officeooo:rsid="01005aaa" officeooo:paragraph-rsid="01005aaa" style:font-size-asian="14pt" style:font-style-asian="normal" style:font-size-complex="14pt" style:font-style-complex="normal"/>
    </style:style>
    <style:style style:name="P37" style:family="paragraph" style:parent-style-name="Standard">
      <style:text-properties fo:font-size="14pt" fo:font-style="normal" fo:font-weight="normal" officeooo:rsid="00b14785" officeooo:paragraph-rsid="00f5a601" style:font-size-asian="14pt" style:font-style-asian="normal" style:font-weight-asian="normal" style:font-size-complex="14pt" style:font-style-complex="normal" style:font-weight-complex="normal"/>
    </style:style>
    <style:style style:name="P38" style:family="paragraph" style:parent-style-name="Standard">
      <style:text-properties fo:font-size="14pt" fo:font-style="normal" fo:font-weight="normal" officeooo:rsid="00f6bb5a" officeooo:paragraph-rsid="00f6bb5a" style:font-size-asian="14pt" style:font-style-asian="normal" style:font-weight-asian="normal" style:font-size-complex="14pt" style:font-style-complex="normal" style:font-weight-complex="normal"/>
    </style:style>
    <style:style style:name="P39" style:family="paragraph" style:parent-style-name="Standard">
      <style:text-properties fo:font-size="14pt" fo:font-style="normal" fo:font-weight="normal" officeooo:rsid="00f83e21" officeooo:paragraph-rsid="00f6bb5a" style:font-size-asian="14pt" style:font-style-asian="normal" style:font-weight-asian="normal" style:font-size-complex="14pt" style:font-style-complex="normal" style:font-weight-complex="normal"/>
    </style:style>
    <style:style style:name="P40" style:family="paragraph" style:parent-style-name="Standard">
      <style:text-properties fo:font-size="14pt" fo:font-style="normal" fo:font-weight="normal" officeooo:rsid="00f83e21" officeooo:paragraph-rsid="00f83e21" style:font-size-asian="14pt" style:font-style-asian="normal" style:font-weight-asian="normal" style:font-size-complex="14pt" style:font-style-complex="normal" style:font-weight-complex="normal"/>
    </style:style>
    <style:style style:name="P41" style:family="paragraph" style:parent-style-name="Standard">
      <style:text-properties fo:font-size="14pt" fo:font-style="normal" fo:font-weight="normal" officeooo:rsid="01005aaa" officeooo:paragraph-rsid="01005aaa" style:font-size-asian="14pt" style:font-style-asian="normal" style:font-weight-asian="normal" style:font-size-complex="14pt" style:font-style-complex="normal" style:font-weight-complex="normal"/>
    </style:style>
    <style:style style:name="P42" style:family="paragraph" style:parent-style-name="Standard">
      <style:text-properties fo:font-size="14pt" fo:font-style="normal" fo:font-weight="normal" officeooo:rsid="01013019" officeooo:paragraph-rsid="01013019" style:font-size-asian="14pt" style:font-style-asian="normal" style:font-weight-asian="normal" style:font-size-complex="14pt" style:font-style-complex="normal" style:font-weight-complex="normal"/>
    </style:style>
    <style:style style:name="P43" style:family="paragraph" style:parent-style-name="Standard">
      <style:text-properties fo:font-size="14pt" fo:font-style="normal" fo:font-weight="bold" officeooo:rsid="00e9dff0" officeooo:paragraph-rsid="00e9dff0"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0f6bb5a" officeooo:paragraph-rsid="00f6bb5a"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1005aaa" officeooo:paragraph-rsid="01013019"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b14785" officeooo:paragraph-rsid="01005aaa"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style:text-underline-style="solid" style:text-underline-width="auto" style:text-underline-color="font-color" fo:font-weight="bold" officeooo:rsid="00fe79ba" officeooo:paragraph-rsid="00fe79ba"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style:text-underline-style="solid" style:text-underline-width="auto" style:text-underline-color="font-color" fo:font-weight="bold" officeooo:rsid="01027ced" officeooo:paragraph-rsid="01027ced"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style:text-underline-style="solid" style:text-underline-width="auto" style:text-underline-color="font-color" fo:font-weight="bold" officeooo:rsid="0104182c" officeooo:paragraph-rsid="010593e8"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style:text-underline-style="solid" style:text-underline-width="auto" style:text-underline-color="font-color" fo:font-weight="bold" officeooo:rsid="010593e8" officeooo:paragraph-rsid="010593e8"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style:text-underline-style="solid" style:text-underline-width="auto" style:text-underline-color="font-color" fo:font-weight="bold" officeooo:rsid="01074e2d" officeooo:paragraph-rsid="01074e2d"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style:text-underline-style="solid" style:text-underline-width="auto" style:text-underline-color="font-color" fo:font-weight="bold" officeooo:rsid="010895cc" officeooo:paragraph-rsid="0108a583" style:font-size-asian="14pt" style:font-style-asian="normal" style:font-weight-asian="bold" style:font-size-complex="14pt" style:font-style-complex="normal" style:font-weight-complex="bold"/>
    </style:style>
    <style:style style:name="P53" style:family="paragraph" style:parent-style-name="Standard">
      <style:paragraph-properties fo:text-align="center" style:justify-single-word="false"/>
      <style:text-properties fo:font-size="32pt" style:font-size-asian="32pt" style:font-size-complex="32pt"/>
    </style:style>
    <style:style style:name="P54" style:family="paragraph" style:parent-style-name="Standard">
      <style:paragraph-properties fo:text-align="center" style:justify-single-word="false"/>
      <style:text-properties fo:font-size="32pt" fo:font-weight="bold" officeooo:paragraph-rsid="0017478d" style:font-size-asian="32pt" style:font-weight-asian="bold" style:font-size-complex="32pt" style:font-weight-complex="bold"/>
    </style:style>
    <style:style style:name="P55" style:family="paragraph" style:parent-style-name="Standard">
      <style:paragraph-properties fo:text-align="center" style:justify-single-word="false"/>
      <style:text-properties fo:font-size="32pt" fo:font-weight="bold" officeooo:rsid="003634bf" officeooo:paragraph-rsid="0017478d" style:font-size-asian="32pt" style:font-weight-asian="bold" style:font-size-complex="32pt" style:font-weight-complex="bold"/>
    </style:style>
    <style:style style:name="P56" style:family="paragraph" style:parent-style-name="Standard">
      <style:paragraph-properties fo:text-align="center" style:justify-single-word="false"/>
      <style:text-properties fo:font-size="20pt" fo:font-weight="bold" officeooo:paragraph-rsid="0052d1d6" style:font-size-asian="20pt" style:font-weight-asian="bold" style:font-size-complex="20pt" style:font-weight-complex="bold"/>
    </style:style>
    <style:style style:name="P57" style:family="paragraph" style:parent-style-name="Standard">
      <style:paragraph-properties fo:text-align="center" style:justify-single-word="false"/>
      <style:text-properties fo:font-size="20pt" fo:font-weight="bold" officeooo:paragraph-rsid="00de481c" style:font-size-asian="20pt" style:font-weight-asian="bold" style:font-size-complex="20pt" style:font-weight-complex="bold"/>
    </style:style>
    <style:style style:name="P58" style:family="paragraph" style:parent-style-name="Standard">
      <style:paragraph-properties fo:text-align="center" style:justify-single-word="false"/>
      <style:text-properties fo:font-size="20pt" fo:font-weight="bold" officeooo:paragraph-rsid="00def8e6" style:font-size-asian="20pt" style:font-weight-asian="bold" style:font-size-complex="20pt" style:font-weight-complex="bold"/>
    </style:style>
    <style:style style:name="P59" style:family="paragraph" style:parent-style-name="Standard">
      <style:paragraph-properties fo:text-align="center" style:justify-single-word="false"/>
      <style:text-properties fo:font-size="20pt" fo:font-weight="bold" officeooo:paragraph-rsid="00f3778f" style:font-size-asian="20pt" style:font-weight-asian="bold" style:font-size-complex="20pt" style:font-weight-complex="bold"/>
    </style:style>
    <style:style style:name="P60" style:family="paragraph" style:parent-style-name="Standard">
      <style:paragraph-properties fo:text-align="center" style:justify-single-word="false"/>
      <style:text-properties fo:font-size="20pt" officeooo:paragraph-rsid="00f5a601" style:font-size-asian="20pt" style:font-size-complex="20pt"/>
    </style:style>
    <style:style style:name="P61" style:family="paragraph" style:parent-style-name="Standard">
      <style:paragraph-properties fo:text-align="center" style:justify-single-word="false"/>
      <style:text-properties fo:font-size="20pt" officeooo:paragraph-rsid="00fc2c89" style:font-size-asian="20pt" style:font-size-complex="20pt"/>
    </style:style>
    <style:style style:name="P62" style:family="paragraph" style:parent-style-name="Standard">
      <style:paragraph-properties fo:text-align="center" style:justify-single-word="false"/>
      <style:text-properties fo:font-size="20pt" officeooo:paragraph-rsid="01027ced" style:font-size-asian="20pt" style:font-size-complex="20pt"/>
    </style:style>
    <style:style style:name="P63" style:family="paragraph" style:parent-style-name="Standard">
      <style:paragraph-properties fo:text-align="center" style:justify-single-word="false"/>
      <style:text-properties fo:font-size="20pt" officeooo:paragraph-rsid="0108a583" style:font-size-asian="20pt" style:font-size-complex="20pt"/>
    </style:style>
    <style:style style:name="P64" style:family="paragraph" style:parent-style-name="Standard">
      <style:paragraph-properties fo:text-align="center" style:justify-single-word="false"/>
      <style:text-properties fo:font-size="20pt" officeooo:paragraph-rsid="010aa1d7" style:font-size-asian="20pt" style:font-size-complex="20pt"/>
    </style:style>
    <style:style style:name="P65" style:family="paragraph" style:parent-style-name="Standard">
      <style:text-properties fo:font-size="10pt" fo:font-style="normal" officeooo:rsid="00b8d9e6" officeooo:paragraph-rsid="00f5a601" style:font-size-asian="10pt" style:font-style-asian="normal" style:font-size-complex="10pt" style:font-style-complex="normal"/>
    </style:style>
    <style:style style:name="P66" style:family="paragraph" style:parent-style-name="Standard">
      <style:text-properties fo:font-size="10pt" fo:font-style="normal" officeooo:rsid="00b9f18c" officeooo:paragraph-rsid="00f5a601" style:font-size-asian="8.75pt" style:font-style-asian="normal" style:font-size-complex="10pt" style:font-style-complex="normal"/>
    </style:style>
    <style:style style:name="P67" style:family="paragraph" style:parent-style-name="Standard">
      <style:text-properties style:text-position="0% 100%" fo:font-size="14pt" fo:font-style="normal" officeooo:rsid="00f2ebbf" officeooo:paragraph-rsid="00f2ebbf" style:font-size-asian="14pt" style:font-style-asian="normal" style:font-size-complex="14pt" style:font-style-complex="normal"/>
    </style:style>
    <style:style style:name="P68" style:family="paragraph" style:parent-style-name="Standard">
      <style:text-properties style:text-position="0% 100%" fo:font-size="14pt" fo:font-style="normal" fo:font-weight="normal" officeooo:rsid="00f2ebbf" officeooo:paragraph-rsid="00f2ebbf" style:font-size-asian="14pt" style:font-style-asian="normal" style:font-weight-asian="normal" style:font-size-complex="14pt" style:font-style-complex="normal" style:font-weight-complex="normal"/>
    </style:style>
    <style:style style:name="P69" style:family="paragraph" style:parent-style-name="Standard">
      <style:text-properties style:text-position="0% 100%" fo:font-size="14pt" fo:font-style="normal" style:text-underline-style="none" fo:font-weight="normal" officeooo:rsid="00fea83e" officeooo:paragraph-rsid="00fe79ba" style:font-size-asian="14pt" style:font-style-asian="normal" style:font-weight-asian="normal" style:font-size-complex="14pt" style:font-style-complex="normal" style:font-weight-complex="normal"/>
    </style:style>
    <style:style style:name="P70" style:family="paragraph" style:parent-style-name="Standard">
      <style:text-properties style:text-position="0% 100%" fo:font-size="14pt" fo:font-style="normal" style:text-underline-style="none" fo:font-weight="normal" officeooo:rsid="0104182c" officeooo:paragraph-rsid="01027ced" style:font-size-asian="14pt" style:font-style-asian="normal" style:font-weight-asian="normal" style:font-size-complex="14pt" style:font-style-complex="normal" style:font-weight-complex="normal"/>
    </style:style>
    <style:style style:name="P71" style:family="paragraph" style:parent-style-name="Standard">
      <style:text-properties style:text-position="0% 100%" fo:font-size="14pt" fo:font-style="normal" style:text-underline-style="none" fo:font-weight="normal" officeooo:rsid="010593e8" officeooo:paragraph-rsid="010593e8" style:font-size-asian="14pt" style:font-style-asian="normal" style:font-weight-asian="normal" style:font-size-complex="14pt" style:font-style-complex="normal" style:font-weight-complex="normal"/>
    </style:style>
    <style:style style:name="P72" style:family="paragraph" style:parent-style-name="Standard">
      <style:text-properties style:text-position="0% 100%" fo:font-size="14pt" fo:font-style="normal" style:text-underline-style="none" fo:font-weight="normal" officeooo:rsid="010895cc" officeooo:paragraph-rsid="01074e2d" style:font-size-asian="14pt" style:font-style-asian="normal" style:font-weight-asian="normal" style:font-size-complex="14pt" style:font-style-complex="normal" style:font-weight-complex="normal"/>
    </style:style>
    <style:style style:name="P73" style:family="paragraph" style:parent-style-name="Standard">
      <style:text-properties style:text-position="0% 100%" fo:font-size="14pt" fo:font-style="normal" style:text-underline-style="none" fo:font-weight="normal" officeooo:rsid="0108a583" officeooo:paragraph-rsid="0108a583" style:font-size-asian="14pt" style:font-style-asian="normal" style:font-weight-asian="normal" style:font-size-complex="14pt" style:font-style-complex="normal" style:font-weight-complex="normal"/>
    </style:style>
    <style:style style:name="P74" style:family="paragraph" style:parent-style-name="Standard">
      <style:text-properties style:text-position="0% 100%" fo:font-size="14pt" fo:font-style="normal" style:text-underline-style="none" fo:font-weight="normal" officeooo:rsid="01098c7e" officeooo:paragraph-rsid="01098c7e" style:font-size-asian="14pt" style:font-style-asian="normal" style:font-weight-asian="normal" style:font-size-complex="14pt" style:font-style-complex="normal" style:font-weight-complex="normal"/>
    </style:style>
    <style:style style:name="P75" style:family="paragraph" style:parent-style-name="Standard">
      <style:text-properties style:text-position="0% 100%" style:font-name="Liberation Serif1" fo:font-size="14pt" fo:font-style="normal" fo:font-weight="normal" officeooo:rsid="00f83e21" officeooo:paragraph-rsid="00f83e21" style:font-name-asian="Liberation Serif1" style:font-size-asian="14pt" style:font-style-asian="normal" style:font-weight-asian="normal" style:font-name-complex="Liberation Serif1" style:font-size-complex="14pt" style:font-style-complex="normal" style:font-weight-complex="normal"/>
    </style:style>
    <style:style style:name="P76" style:family="paragraph" style:parent-style-name="Standard">
      <style:text-properties style:text-position="0% 100%" style:font-name="Liberation Serif1" fo:font-size="14pt" fo:font-style="normal" fo:font-weight="normal" officeooo:rsid="00f85dc1" officeooo:paragraph-rsid="00f85dc1" style:font-name-asian="Liberation Serif1" style:font-size-asian="14pt" style:font-style-asian="normal" style:font-weight-asian="normal" style:font-name-complex="Liberation Serif1" style:font-size-complex="14pt" style:font-style-complex="normal" style:font-weight-complex="normal"/>
    </style:style>
    <style:style style:name="P77" style:family="paragraph" style:parent-style-name="Standard">
      <style:text-properties style:text-position="0% 100%" style:font-name="Liberation Serif1" fo:font-size="14pt" fo:font-style="normal" fo:font-weight="normal" officeooo:rsid="00f85dc1" officeooo:paragraph-rsid="00f83e21" style:font-name-asian="Liberation Serif1" style:font-size-asian="14pt" style:font-style-asian="normal" style:font-weight-asian="normal" style:font-name-complex="Liberation Serif1" style:font-size-complex="14pt" style:font-style-complex="normal" style:font-weight-complex="normal"/>
    </style:style>
    <style:style style:name="P78" style:family="paragraph" style:parent-style-name="Table_20_Contents">
      <style:text-properties fo:font-size="14pt" officeooo:rsid="00def8e6" officeooo:paragraph-rsid="00def8e6" style:font-size-asian="14pt" style:font-size-complex="14pt"/>
    </style:style>
    <style:style style:name="P79" style:family="paragraph" style:parent-style-name="Table_20_Contents">
      <style:text-properties fo:font-size="14pt" officeooo:rsid="00df1642" officeooo:paragraph-rsid="00df1642" style:font-size-asian="14pt" style:font-size-complex="14pt"/>
    </style:style>
    <style:style style:name="P80" style:family="paragraph" style:parent-style-name="Table_20_Contents">
      <style:text-properties fo:font-size="14pt" officeooo:rsid="00dfc8eb" officeooo:paragraph-rsid="00dfc8eb" style:font-size-asian="14pt" style:font-size-complex="14pt"/>
    </style:style>
    <style:style style:name="P81" style:family="paragraph" style:parent-style-name="Table_20_Contents">
      <style:text-properties fo:font-size="14pt" officeooo:rsid="00dfc8eb" officeooo:paragraph-rsid="00df1642" style:font-size-asian="14pt" style:font-size-complex="14pt"/>
    </style:style>
    <style:style style:name="P82" style:family="paragraph" style:parent-style-name="Table_20_Contents">
      <style:text-properties fo:font-size="14pt" officeooo:rsid="00e01656" officeooo:paragraph-rsid="00e01656" style:font-size-asian="14pt" style:font-size-complex="14pt"/>
    </style:style>
    <style:style style:name="P83" style:family="paragraph" style:parent-style-name="Table_20_Contents">
      <style:text-properties fo:font-size="14pt" officeooo:rsid="00e01656" officeooo:paragraph-rsid="00dfc8eb" style:font-size-asian="14pt" style:font-size-complex="14pt"/>
    </style:style>
    <style:style style:name="P84" style:family="paragraph" style:parent-style-name="Table_20_Contents">
      <style:text-properties fo:font-size="14pt" officeooo:rsid="00e01656" officeooo:paragraph-rsid="00e3f3ca" style:font-size-asian="14pt" style:font-size-complex="14pt"/>
    </style:style>
    <style:style style:name="P85" style:family="paragraph" style:parent-style-name="Table_20_Contents">
      <style:text-properties fo:font-size="14pt" officeooo:rsid="00e1eb4d" officeooo:paragraph-rsid="00e1eb4d" style:font-size-asian="14pt" style:font-size-complex="14pt"/>
    </style:style>
    <style:style style:name="P86" style:family="paragraph" style:parent-style-name="Table_20_Contents">
      <style:text-properties fo:font-size="14pt" officeooo:rsid="00e33d2f" officeooo:paragraph-rsid="00e33d2f" style:font-size-asian="14pt" style:font-size-complex="14pt"/>
    </style:style>
    <style:style style:name="P87" style:family="paragraph" style:parent-style-name="Table_20_Contents">
      <style:text-properties fo:font-size="14pt" officeooo:rsid="00e3f3ca" officeooo:paragraph-rsid="00e3f3ca" style:font-size-asian="14pt" style:font-size-complex="14pt"/>
    </style:style>
    <style:style style:name="P88" style:family="paragraph" style:parent-style-name="Table_20_Contents">
      <style:text-properties fo:font-size="14pt" officeooo:rsid="00e5867f" officeooo:paragraph-rsid="00e5867f" style:font-size-asian="14pt" style:font-size-complex="14pt"/>
    </style:style>
    <style:style style:name="P89" style:family="paragraph" style:parent-style-name="Table_20_Contents">
      <style:text-properties fo:font-size="14pt" officeooo:rsid="00e5f349" officeooo:paragraph-rsid="00e5f349" style:font-size-asian="14pt" style:font-size-complex="14pt"/>
    </style:style>
    <style:style style:name="P90" style:family="paragraph" style:parent-style-name="Table_20_Contents">
      <style:text-properties fo:font-size="14pt" officeooo:paragraph-rsid="00f5a601" style:font-size-asian="14pt" style:font-size-complex="14pt"/>
    </style:style>
    <style:style style:name="P91" style:family="paragraph" style:parent-style-name="Table_20_Contents">
      <style:text-properties fo:font-size="10pt" officeooo:rsid="00babb09" officeooo:paragraph-rsid="00f5a601" style:font-size-asian="8.75pt" style:font-size-complex="10pt"/>
    </style:style>
    <style:style style:name="P92" style:family="paragraph" style:parent-style-name="Standard">
      <style:text-properties style:text-position="0% 100%" fo:font-size="14pt" fo:font-style="normal" style:text-underline-style="none" fo:font-weight="normal" officeooo:rsid="010aa1d7" officeooo:paragraph-rsid="010aa1d7" style:font-size-asian="14pt" style:font-style-asian="normal" style:font-weight-asian="normal" style:font-size-complex="14pt" style:font-style-complex="normal" style:font-weight-complex="normal"/>
    </style:style>
    <style:style style:name="P93" style:family="paragraph" style:parent-style-name="Standard">
      <style:text-properties style:text-position="0% 100%" fo:font-size="14pt" fo:font-style="normal" style:text-underline-style="none" fo:font-weight="normal" officeooo:rsid="010b6770" officeooo:paragraph-rsid="010b6770" style:font-size-asian="14pt" style:font-style-asian="normal" style:font-weight-asian="normal" style:font-size-complex="14pt" style:font-style-complex="normal" style:font-weight-complex="normal"/>
    </style:style>
    <style:style style:name="P94" style:family="paragraph" style:parent-style-name="Standard">
      <style:text-properties fo:font-size="14pt" fo:font-style="normal" officeooo:rsid="00b14785" officeooo:paragraph-rsid="010b6770" style:font-size-asian="14pt" style:font-style-asian="normal" style:font-size-complex="14pt" style:font-style-complex="normal"/>
    </style:style>
    <style:style style:name="P95" style:family="paragraph" style:parent-style-name="Standard">
      <style:paragraph-properties fo:text-align="center" style:justify-single-word="false"/>
      <style:text-properties fo:font-size="20pt" officeooo:paragraph-rsid="010b6770" style:font-size-asian="20pt" style:font-size-complex="20pt"/>
    </style:style>
    <style:style style:name="T1" style:family="text">
      <style:text-properties officeooo:rsid="00345e25"/>
    </style:style>
    <style:style style:name="T2" style:family="text">
      <style:text-properties officeooo:rsid="00aae044"/>
    </style:style>
    <style:style style:name="T3" style:family="text">
      <style:text-properties fo:font-weight="bold" style:font-weight-asian="bold" style:font-weight-complex="bold"/>
    </style:style>
    <style:style style:name="T4" style:family="text">
      <style:text-properties fo:font-weight="bold" officeooo:rsid="00b14785" style:font-weight-asian="bold" style:font-weight-complex="bold"/>
    </style:style>
    <style:style style:name="T5" style:family="text">
      <style:text-properties fo:font-weight="bold" officeooo:rsid="00e9dff0" style:font-weight-asian="bold" style:font-weight-complex="bold"/>
    </style:style>
    <style:style style:name="T6" style:family="text">
      <style:text-properties fo:font-weight="bold" officeooo:rsid="00f2ebbf" style:font-weight-asian="bold" style:font-weight-complex="bold"/>
    </style:style>
    <style:style style:name="T7" style:family="text">
      <style:text-properties fo:font-weight="bold" officeooo:rsid="00f5a601" style:font-weight-asian="bold" style:font-weight-complex="bold"/>
    </style:style>
    <style:style style:name="T8" style:family="text">
      <style:text-properties fo:font-weight="bold" officeooo:rsid="00fc2c89" style:font-weight-asian="bold" style:font-weight-complex="bold"/>
    </style:style>
    <style:style style:name="T9" style:family="text">
      <style:text-properties fo:font-weight="bold" officeooo:rsid="00fe79ba" style:font-weight-asian="bold" style:font-weight-complex="bold"/>
    </style:style>
    <style:style style:name="T10" style:family="text">
      <style:text-properties fo:font-weight="bold" officeooo:rsid="01027ced" style:font-weight-asian="bold" style:font-weight-complex="bold"/>
    </style:style>
    <style:style style:name="T11" style:family="text">
      <style:text-properties fo:font-weight="bold" officeooo:rsid="0108a583" style:font-weight-asian="bold" style:font-weight-complex="bold"/>
    </style:style>
    <style:style style:name="T12" style:family="text">
      <style:text-properties fo:font-weight="bold" officeooo:rsid="010aa1d7" style:font-weight-asian="bold" style:font-weight-complex="bold"/>
    </style:style>
    <style:style style:name="T13" style:family="text">
      <style:text-properties fo:font-weight="bold" officeooo:rsid="010b6770" style:font-weight-asian="bold" style:font-weight-complex="bold"/>
    </style:style>
    <style:style style:name="T14" style:family="text">
      <style:text-properties officeooo:rsid="00b282d5"/>
    </style:style>
    <style:style style:name="T15" style:family="text">
      <style:text-properties officeooo:rsid="00b2c15b"/>
    </style:style>
    <style:style style:name="T16" style:family="text">
      <style:text-properties fo:font-weight="normal" style:font-weight-asian="normal" style:font-weight-complex="normal"/>
    </style:style>
    <style:style style:name="T17" style:family="text">
      <style:text-properties fo:font-weight="normal" officeooo:rsid="001797bd" style:font-weight-asian="normal" style:font-weight-complex="normal"/>
    </style:style>
    <style:style style:name="T18" style:family="text">
      <style:text-properties fo:font-weight="normal" officeooo:rsid="00b72b2b" style:font-weight-asian="normal" style:font-weight-complex="normal"/>
    </style:style>
    <style:style style:name="T19" style:family="text">
      <style:text-properties fo:font-weight="normal" officeooo:rsid="00b8d9e6" style:font-weight-asian="normal" style:font-weight-complex="normal"/>
    </style:style>
    <style:style style:name="T20" style:family="text">
      <style:text-properties fo:font-weight="normal" officeooo:rsid="00b9f18c" style:font-weight-asian="normal" style:font-weight-complex="normal"/>
    </style:style>
    <style:style style:name="T21" style:family="text">
      <style:text-properties fo:font-weight="normal" officeooo:rsid="00bce55d" style:font-weight-asian="normal" style:font-weight-complex="normal"/>
    </style:style>
    <style:style style:name="T22" style:family="text">
      <style:text-properties fo:font-weight="normal" officeooo:rsid="00e9dff0" style:font-weight-asian="normal" style:font-weight-complex="normal"/>
    </style:style>
    <style:style style:name="T23" style:family="text">
      <style:text-properties fo:font-weight="normal" officeooo:rsid="00f2ebbf" style:font-weight-asian="normal" style:font-weight-complex="normal"/>
    </style:style>
    <style:style style:name="T24" style:family="text">
      <style:text-properties fo:font-weight="normal" officeooo:rsid="01005aaa" style:font-weight-asian="normal" style:font-weight-complex="normal"/>
    </style:style>
    <style:style style:name="T25" style:family="text">
      <style:text-properties fo:font-weight="normal" officeooo:rsid="01013019" style:font-weight-asian="normal" style:font-weight-complex="normal"/>
    </style:style>
    <style:style style:name="T26" style:family="text">
      <style:text-properties officeooo:rsid="00b40b78"/>
    </style:style>
    <style:style style:name="T27" style:family="text">
      <style:text-properties officeooo:rsid="00b5b529"/>
    </style:style>
    <style:style style:name="T28" style:family="text">
      <style:text-properties officeooo:rsid="00b9f18c"/>
    </style:style>
    <style:style style:name="T29" style:family="text">
      <style:text-properties fo:font-style="normal" style:font-style-asian="normal" style:font-style-complex="normal"/>
    </style:style>
    <style:style style:name="T30" style:family="text">
      <style:text-properties fo:font-style="normal" officeooo:rsid="00b40b78" style:font-style-asian="normal" style:font-style-complex="normal"/>
    </style:style>
    <style:style style:name="T31" style:family="text">
      <style:text-properties fo:font-style="normal" officeooo:rsid="00b9f18c" style:font-style-asian="normal" style:font-style-complex="normal"/>
    </style:style>
    <style:style style:name="T32" style:family="text">
      <style:text-properties fo:font-style="normal" officeooo:rsid="00beaa2c" style:font-style-asian="normal" style:font-style-complex="normal"/>
    </style:style>
    <style:style style:name="T33" style:family="text">
      <style:text-properties officeooo:rsid="00babb09"/>
    </style:style>
    <style:style style:name="T34" style:family="text">
      <style:text-properties fo:font-size="10pt" officeooo:rsid="00babb09" style:font-size-asian="8.75pt" style:font-size-complex="10pt"/>
    </style:style>
    <style:style style:name="T35" style:family="text">
      <style:text-properties officeooo:rsid="00bce55d"/>
    </style:style>
    <style:style style:name="T36" style:family="text">
      <style:text-properties officeooo:rsid="00beaa2c"/>
    </style:style>
    <style:style style:name="T37" style:family="text">
      <style:text-properties officeooo:rsid="00beb066"/>
    </style:style>
    <style:style style:name="T38" style:family="text">
      <style:text-properties officeooo:rsid="00de481c"/>
    </style:style>
    <style:style style:name="T39" style:family="text">
      <style:text-properties officeooo:rsid="00def8e6"/>
    </style:style>
    <style:style style:name="T40" style:family="text">
      <style:text-properties officeooo:rsid="00dfc8eb"/>
    </style:style>
    <style:style style:name="T41" style:family="text">
      <style:text-properties officeooo:rsid="00e01656"/>
    </style:style>
    <style:style style:name="T42" style:family="text">
      <style:text-properties officeooo:rsid="00e1eb4d"/>
    </style:style>
    <style:style style:name="T43" style:family="text">
      <style:text-properties officeooo:rsid="00e4d2d6"/>
    </style:style>
    <style:style style:name="T44" style:family="text">
      <style:text-properties officeooo:rsid="00e5f349"/>
    </style:style>
    <style:style style:name="T45" style:family="text">
      <style:text-properties officeooo:rsid="00e63bbe"/>
    </style:style>
    <style:style style:name="T46" style:family="text">
      <style:text-properties officeooo:rsid="00e7fb17"/>
    </style:style>
    <style:style style:name="T47" style:family="text">
      <style:text-properties officeooo:rsid="00e8e2f3"/>
    </style:style>
    <style:style style:name="T48" style:family="text">
      <style:text-properties style:text-position="super 58%"/>
    </style:style>
    <style:style style:name="T49" style:family="text">
      <style:text-properties style:text-position="super 58%" officeooo:rsid="00f45d87"/>
    </style:style>
    <style:style style:name="T50" style:family="text">
      <style:text-properties style:text-position="super 58%" style:font-name="Liberation Serif1" style:font-name-asian="Liberation Serif1" style:font-name-complex="Liberation Serif1"/>
    </style:style>
    <style:style style:name="T51" style:family="text">
      <style:text-properties style:text-position="super 58%" style:text-underline-style="none" fo:font-weight="normal" officeooo:rsid="00fea83e" style:font-weight-asian="normal" style:font-weight-complex="normal"/>
    </style:style>
    <style:style style:name="T52" style:family="text">
      <style:text-properties style:text-position="super 58%" style:text-underline-style="none" fo:font-weight="normal" officeooo:rsid="010593e8" style:font-weight-asian="normal" style:font-weight-complex="normal"/>
    </style:style>
    <style:style style:name="T53" style:family="text">
      <style:text-properties style:text-position="0% 100%"/>
    </style:style>
    <style:style style:name="T54" style:family="text">
      <style:text-properties style:text-position="0% 100%" officeooo:rsid="00f2ebbf"/>
    </style:style>
    <style:style style:name="T55" style:family="text">
      <style:text-properties style:text-position="0% 100%" fo:font-weight="bold" officeooo:rsid="00f2ebbf" style:font-weight-asian="bold" style:font-weight-complex="bold"/>
    </style:style>
    <style:style style:name="T56" style:family="text">
      <style:text-properties style:text-position="0% 100%" fo:font-weight="normal" officeooo:rsid="00f2ebbf" style:font-weight-asian="normal" style:font-weight-complex="normal"/>
    </style:style>
    <style:style style:name="T57" style:family="text">
      <style:text-properties style:text-position="0% 100%" officeooo:rsid="00f45d87"/>
    </style:style>
    <style:style style:name="T58" style:family="text">
      <style:text-properties style:text-position="0% 100%" style:font-name="Liberation Serif1" style:font-name-asian="Liberation Serif1" style:font-name-complex="Liberation Serif1"/>
    </style:style>
    <style:style style:name="T59" style:family="text">
      <style:text-properties style:text-position="0% 100%" style:font-name="Liberation Serif1" officeooo:rsid="00f6bb5a" style:font-name-asian="Liberation Serif1" style:font-name-complex="Liberation Serif1"/>
    </style:style>
    <style:style style:name="T60" style:family="text">
      <style:text-properties style:text-position="0% 100%" officeooo:rsid="00fb57e9"/>
    </style:style>
    <style:style style:name="T61" style:family="text">
      <style:text-properties style:text-position="0% 100%" style:text-underline-style="none" fo:font-weight="normal" style:font-weight-asian="normal" style:font-weight-complex="normal"/>
    </style:style>
    <style:style style:name="T62" style:family="text">
      <style:text-properties style:text-position="0% 100%" style:text-underline-style="none" fo:font-weight="normal" officeooo:rsid="00fea83e" style:font-weight-asian="normal" style:font-weight-complex="normal"/>
    </style:style>
    <style:style style:name="T63" style:family="text">
      <style:text-properties style:text-position="0% 100%" style:text-underline-style="none" fo:font-weight="normal" officeooo:rsid="01005aaa" style:font-weight-asian="normal" style:font-weight-complex="normal"/>
    </style:style>
    <style:style style:name="T64" style:family="text">
      <style:text-properties style:text-position="0% 100%" style:text-underline-style="none" fo:font-weight="normal" officeooo:rsid="0104182c" style:font-weight-asian="normal" style:font-weight-complex="normal"/>
    </style:style>
    <style:style style:name="T65" style:family="text">
      <style:text-properties style:text-position="0% 100%" style:text-underline-style="none" fo:font-weight="normal" officeooo:rsid="00e1eb4d" style:font-weight-asian="normal" style:font-weight-complex="normal"/>
    </style:style>
    <style:style style:name="T66" style:family="text">
      <style:text-properties style:text-position="0% 100%" style:text-underline-style="none" fo:font-weight="normal" officeooo:rsid="010593e8" style:font-weight-asian="normal" style:font-weight-complex="normal"/>
    </style:style>
    <style:style style:name="T67" style:family="text">
      <style:text-properties style:text-position="0% 100%" style:text-underline-style="none" fo:font-weight="normal" officeooo:rsid="01074e2d" style:font-weight-asian="normal" style:font-weight-complex="normal"/>
    </style:style>
    <style:style style:name="T68" style:family="text">
      <style:text-properties style:text-position="0% 100%" style:text-underline-style="none" fo:font-weight="normal" officeooo:rsid="010895cc" style:font-weight-asian="normal" style:font-weight-complex="normal"/>
    </style:style>
    <style:style style:name="T69" style:family="text">
      <style:text-properties style:text-position="0% 100%" style:text-underline-style="none" fo:font-weight="normal" officeooo:rsid="0108a583" style:font-weight-asian="normal" style:font-weight-complex="normal"/>
    </style:style>
    <style:style style:name="T70" style:family="text">
      <style:text-properties style:text-position="0% 100%" style:text-underline-style="none" officeooo:rsid="010593e8"/>
    </style:style>
    <style:style style:name="T71" style:family="text">
      <style:text-properties officeooo:rsid="00e9dff0"/>
    </style:style>
    <style:style style:name="T72" style:family="text">
      <style:text-properties officeooo:rsid="00ec36a8"/>
    </style:style>
    <style:style style:name="T73" style:family="text">
      <style:text-properties officeooo:rsid="00edd1c1"/>
    </style:style>
    <style:style style:name="T74" style:family="text">
      <style:text-properties officeooo:rsid="00f2ebbf"/>
    </style:style>
    <style:style style:name="T75" style:family="text">
      <style:text-properties style:text-position="sub 58%" officeooo:rsid="00f2ebbf"/>
    </style:style>
    <style:style style:name="T76" style:family="text">
      <style:text-properties officeooo:rsid="00f3778f"/>
    </style:style>
    <style:style style:name="T77" style:family="text">
      <style:text-properties officeooo:rsid="00f45d87"/>
    </style:style>
    <style:style style:name="T78" style:family="text">
      <style:text-properties officeooo:rsid="00f4b692"/>
    </style:style>
    <style:style style:name="T79" style:family="text">
      <style:text-properties fo:font-style="italic" style:text-underline-style="none" fo:font-weight="normal" style:font-style-asian="italic" style:font-weight-asian="normal" style:font-style-complex="italic" style:font-weight-complex="normal"/>
    </style:style>
    <style:style style:name="T80" style:family="text">
      <style:text-properties style:font-name="Liberation Serif1" fo:font-weight="normal" style:font-name-asian="Liberation Serif1" style:font-weight-asian="normal" style:font-name-complex="Liberation Serif1" style:font-weight-complex="normal"/>
    </style:style>
    <style:style style:name="T81" style:family="text">
      <style:text-properties officeooo:rsid="00f85dc1"/>
    </style:style>
    <style:style style:name="T82" style:family="text">
      <style:text-properties officeooo:rsid="00f9c374"/>
    </style:style>
    <style:style style:name="T83" style:family="text">
      <style:text-properties officeooo:rsid="00fb57e9"/>
    </style:style>
    <style:style style:name="T84" style:family="text">
      <style:text-properties officeooo:rsid="00fd8eb6"/>
    </style:style>
    <style:style style:name="T85" style:family="text">
      <style:text-properties officeooo:rsid="00fe79ba"/>
    </style:style>
    <style:style style:name="T86" style:family="text">
      <style:text-properties style:text-underline-style="none"/>
    </style:style>
    <style:style style:name="T87" style:family="text">
      <style:text-properties style:text-underline-style="none" fo:font-weight="normal" style:font-weight-asian="normal" style:font-weight-complex="normal"/>
    </style:style>
    <style:style style:name="T88" style:family="text">
      <style:text-properties style:text-underline-style="none" fo:font-weight="normal" officeooo:rsid="00fea83e" style:font-weight-asian="normal" style:font-weight-complex="normal"/>
    </style:style>
    <style:style style:name="T89" style:family="text">
      <style:text-properties officeooo:rsid="010aa1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Meataxe-64</text:p>
      <text:p text:style-name="P55"><text:span text:style-name="T2">HPMI for AS primes</text:span>.</text:p>
      <text:p text:style-name="P53">Richard Parker <text:span text:style-name="T83">11.10</text:span>.201<text:span text:style-name="T1">7</text:span></text:p>
      <text:p text:style-name="P1"/>
      <text:p text:style-name="P56">Section 1 – Introduction<text:span text:style-name="T38">.</text:span></text:p>
      <text:p text:style-name="P2"/>
      <text:p text:style-name="P12">This document <text:span text:style-name="T83">is a specification of the </text:span>first implementation of an AS-code based HPMI.<text:span text:style-name="T74"> <text:s/>It seems that for reduction, it is best to have seven slices, and the idea is that a single BwaMad (</text:span><text:span text:style-name="T6">pcbwas</text:span><text:span text:style-name="T23">) can handle all primes from 5 to 181, though probably some of the support routines will need more than one version. <text:s/></text:span><text:span text:style-name="T38">Afmt consists of eight bytes, being the skip/terminate byte and then 7 bytes each consisting of two nybbles - the first giving the entry to add and the second giving the entry to subtract within the given slice. <text:s/>The pcbwas routine is therefore limited to primes p where there is a set of 16 or fewer numbers B</text:span><text:span text:style-name="T75">i</text:span><text:span text:style-name="T54"> such that every number mod p is of the form B</text:span><text:span text:style-name="T75">i</text:span><text:span text:style-name="T54">-B</text:span><text:span text:style-name="T75">j</text:span><text:span text:style-name="T54"> for some (i,j). <text:s/>In order to be good across the full range of primes, a multiplication at 32-bit length is used for reduction, and the primes occupy 8 bits (5-13) 10 bits (17-61) and 16 bits (67-181).</text:span><text:span text:style-name="T60"> </text:span><text:span text:style-name="T54"><text:s/>Grease level 3 is used for p=5, and grease level 2 for 7-13, so that each byte of Dfmt corresponds to one byte in Afmt, </text:span><text:span text:style-name="T60">making thie DtoA routine fairly </text:span><text:span text:style-name="T54">uniform also.</text:span></text:p>
      <text:p text:style-name="P67"/>
      <text:p text:style-name="P12"><text:span text:style-name="T55">Afmt</text:span><text:span text:style-name="T56"> consist of one skip/terminate byte (for sparsity) and seven bytes, where the top nybble of each byte specifies which of the 16 slots to add and the second nybble which to subtract.</text:span></text:p>
      <text:p text:style-name="P68"/>
      <text:p text:style-name="P12"><text:span text:style-name="T55">Bfmt</text:span><text:span text:style-name="T56"> is not yet decided. <text:s/>One approach is to keep it compact (probably just in Dfmt) and to expand it at BSeed time, and the other is to expand it (but not to grease it) and DtoB time so that BSeed has less work, but more memory access, to do. <text:s/>My guess so far is that fully expanding the Dfmt in DtoB will not be a good idea, but this requires further investigation.</text:span></text:p>
      <text:p text:style-name="P68"/>
      <text:p text:style-name="P12"><text:span text:style-name="T55">Cfmt</text:span><text:span text:style-name="T56"> consists of 8, 10 or 16-bit quantites with a </text:span><text:span text:style-name="T55">bias</text:span><text:span text:style-name="T56"> added, so that the next round of subtractions will not underflow. <text:s/>Nevertheless the entries are correct mod p and CtoD has only to reduce the numbers mod p to get them ready for packing , which in the case of p={5,7,11,13}</text:span><text:span text:style-name="T54"> requires putting more than one in a byte. <text:s/></text:span></text:p>
      <text:p text:style-name="P11"/>
      <text:p text:style-name="P57">Section <text:span text:style-name="T38">2</text:span> – <text:span text:style-name="T38">BwaMad.</text:span></text:p>
      <text:p text:style-name="P13"/>
      <text:p text:style-name="P17">The greased brick consists of <text:span text:style-name="T39">7</text:span> slices of up to 16 vector multiples<text:span text:style-name="T74">, with the entries being 8, 10 or 16 bits long, with 4, 3 or 2 respectively in each 32-bit integer. <text:s/>Th</text:span>e main performance-critical task is to add and subtract at cauldron length - 128 bytes = four AVX-2 registers containing <text:span text:style-name="T74">32,24,16</text:span> entries giving a total of <text:span text:style-name="T74">128,96,</text:span>64 entries in a cauldron.<text:span text:style-name="T71"> <text:s/>The work is done by the </text:span><text:span text:style-name="T5">pcbmas</text:span><text:span text:style-name="T22"> routine, written in assembler</text:span><text:span text:style-name="T23">,</text:span><text:span text:style-name="T22"> for </text:span><text:soft-page-break/><text:span text:style-name="T22">Haswell only</text:span><text:span text:style-name="T23">, at least to start with.</text:span></text:p>
      <text:p text:style-name="P43">void pcbmas(uint8_t *a, uint8_t * bv, uint8_t *c, uint64_t * parms)</text:p>
      <text:p text:style-name="P19">Parameter a is the Afmt, which is a string of bytes treated as a string of uint64_t internally to pcbmas. <text:s/>Parameter bv is the brick work area, and parameter c is the Cfmt area to be added into.</text:p>
      <text:p text:style-name="P19"/>
      <text:p text:style-name="P19">The parms parameter <text:span text:style-name="T83">is used both in BwaMad and the (slightly more general) pcchain routine, and consists of an array of </text:span>is an array of <text:span text:style-name="T83">eight</text:span> uint64_t values . . .</text:p>
      <text:p text:style-name="P19"/>
      <text:p text:style-name="P18">parms[0] -&gt; %ymm8 is the 64-bit mask used as the first stage of reduction.</text:p>
      <text:p text:style-name="P18">parms[1] -&gt; %xmm9 is the shift</text:p>
      <text:p text:style-name="P18">parms[2] -&gt; %ymm10 is (2^S)%p used to multiply the shifted bits at 32-bit length</text:p>
      <text:p text:style-name="P18">parms[3] -&gt; %ymm11 is the bias to be added in</text:p>
      <text:p text:style-name="P18">parms[4] -&gt; %r11 is the stride in the bwa.</text:p>
      <text:p text:style-name="P32">parms[5] (pcchain) 2^S-p</text:p>
      <text:p text:style-name="P32">parms[6] (pcchain) p</text:p>
      <text:p text:style-name="P33">parms[7] (pcchain) slices</text:p>
      <text:p text:style-name="P32"/>
      <text:p text:style-name="P20">The Afmt is fixed as (little-endian) skip/terminate, first . . . seventh A/S byte.</text:p>
      <text:p text:style-name="P20"/>
      <text:p text:style-name="P20">The primary loop <text:span text:style-name="T83">of pcbmas </text:span>consists of about 2<text:span text:style-name="T73">3</text:span> mu-ops . . .</text:p>
      <text:p text:style-name="P20">8xP15 8xP23 (vector A/S) <text:span text:style-name="T73">2</text:span>xP06 (shifts) 3xP0156 (and,add) 1xp6 (sub,jne) and 2xP0156 (may be elim).</text:p>
      <text:p text:style-name="P20"/>
      <text:p text:style-name="P20">The secondary loop is about 43 mu-ops</text:p>
      <text:p text:style-name="P21">P06 (shift skip) P0156 (add skip) P0156 (may be elim - copy bwa pointer)</text:p>
      <text:p text:style-name="P21">P0156 (add 8 Afmt ptr) P0156 (set slice-count to 7)</text:p>
      <text:p text:style-name="P20">4xP23 (load Cfmt) 4x(P237,P4) (store Cfmt) 4xP015 (and) 4xP015 (xor) </text:p>
      <text:p text:style-name="P20">4x(P0,P5) (shift) <text:span text:style-name="T72">4x(2P0) mul 4xP15 (add reduction) 4xP15 (add bias)</text:span></text:p>
      <text:p text:style-name="P21">P23 (get word Afmt) P0156 (get skip/termate) to 64-bits P6 (loop)</text:p>
      <text:p text:style-name="P21"/>
      <text:p text:style-name="P22">Unrolling the primary loop c<text:span text:style-name="T73">ould</text:span> almost eliminate the P0156 addition and the P6 branch<text:span text:style-name="T73">, removing a couple more mu-ops from the primary loop (worth about 8%, but best done under regression).</text:span></text:p>
      <text:p text:style-name="P22"/>
      <text:p text:style-name="P23">The unit speed should therefore be 23+43/7 = 29.2 mu-ops or (say) 8 clocks for 64(67-181) 96(17-61) 256 (7,11,13) or 384(5) elementary operations. <text:s/>Our target speed for BwaMad is therefore 8-48 elementary operations per clock, or <text:span text:style-name="T76">13-80 elementary operations per nSec on my laptop. <text:s/>The equates to about 2-10 mins for 20,000 multiply, or about a factor of more than 10 over the current system. <text:s/>The proof of the pudding, however, will be in the eating!</text:span></text:p>
      <text:p text:style-name="P23"/>
      <text:p text:style-name="P36">Measured another way, a call to BwaMad should do 1000 rows, each taking 7.23+43 mu-ops, or a total of perhaps 50,000 clock cycles all told.</text:p>
      <text:p text:style-name="P23"/>
      <text:p text:style-name="P24">Nevertheless this gives us a guide that a slab size of at least 5,000 will be used for any sizeable computation, so we may assume that the format conversions are at (very <text:soft-page-break/>roughly) this sort of scale.</text:p>
      <text:p text:style-name="P18"/>
      <text:p text:style-name="P58">Section <text:span text:style-name="T39">3</text:span> – <text:span text:style-name="T39">Adequate reduction.</text:span></text:p>
      <text:p text:style-name="P14"/>
      <text:p text:style-name="P16">Here is the full table for adequate reduction. <text:s/>The entries are held in "bits" bits. <text:s/>The reduction is done using the equation in the "red" column, where the lhs is a power of two and the rhs is congruent to the left modulo P. <text:s/>Given an arbitrary number of "bits" bits, this reduction gives a number which is at most the number in the "res red" column, and hence is in the range given in the "Red range" column. <text:s/>Seven additions and seven subtractions must give a number in the range given by the "AS" column. <text:s/>The bias is added in after the reduction (and before the seven additionas and subtractions) so that the result just before reduction is as given in the "end range" column. <text:s/>It should be noticed that these numbers all lie between 0 and 2<text:span text:style-name="T48">bits</text:span><text:span text:style-name="T53">-1, and hence never overflow. <text:s/>In practice the range is often more restricted than this</text:span></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78">P</text:p>
          </table:table-cell>
          <table:table-cell table:style-name="Table1.A1" office:value-type="string">
            <text:p text:style-name="P78">bits</text:p>
          </table:table-cell>
          <table:table-cell table:style-name="Table1.A1" office:value-type="string">
            <text:p text:style-name="P79">red</text:p>
          </table:table-cell>
          <table:table-cell table:style-name="Table1.A1" office:value-type="string">
            <text:p text:style-name="P79">res red</text:p>
          </table:table-cell>
          <table:table-cell table:style-name="Table1.A1" office:value-type="string">
            <text:p text:style-name="P79">Red range</text:p>
          </table:table-cell>
          <table:table-cell table:style-name="Table1.A1" office:value-type="string">
            <text:p text:style-name="P79">AS</text:p>
          </table:table-cell>
          <table:table-cell table:style-name="Table1.A1" office:value-type="string">
            <text:p text:style-name="P79">bias</text:p>
          </table:table-cell>
          <table:table-cell table:style-name="Table1.H1" office:value-type="string">
            <text:p text:style-name="P80">end range</text:p>
          </table:table-cell>
        </table:table-row>
        <table:table-row>
          <table:table-cell table:style-name="Table1.A2" office:value-type="string">
            <text:p text:style-name="P79"><text:s/>5</text:p>
          </table:table-cell>
          <table:table-cell table:style-name="Table1.A2" office:value-type="string">
            <text:p text:style-name="P79"><text:s text:c="2"/>8</text:p>
          </table:table-cell>
          <table:table-cell table:style-name="Table1.A2" office:value-type="string">
            <text:p text:style-name="P79">16=1</text:p>
          </table:table-cell>
          <table:table-cell table:style-name="Table1.A2" office:value-type="string">
            <text:p text:style-name="P79">15+<text:span text:style-name="T40">1.</text:span>15</text:p>
          </table:table-cell>
          <table:table-cell table:style-name="Table1.A2" office:value-type="string">
            <text:p text:style-name="P79">[0 30]</text:p>
          </table:table-cell>
          <table:table-cell table:style-name="Table1.A2" office:value-type="string">
            <text:p text:style-name="P79">[-28 28]</text:p>
          </table:table-cell>
          <table:table-cell table:style-name="Table1.A2" office:value-type="string">
            <text:p text:style-name="P82">30</text:p>
          </table:table-cell>
          <table:table-cell table:style-name="Table1.H2" office:value-type="string">
            <text:p text:style-name="P79">[<text:span text:style-name="T41">2</text:span> <text:span text:style-name="T41">88</text:span>]</text:p>
          </table:table-cell>
        </table:table-row>
        <table:table-row>
          <table:table-cell table:style-name="Table1.A2" office:value-type="string">
            <text:p text:style-name="P79"><text:s/>7</text:p>
          </table:table-cell>
          <table:table-cell table:style-name="Table1.A2" office:value-type="string">
            <text:p text:style-name="P79"><text:s text:c="2"/>8</text:p>
          </table:table-cell>
          <table:table-cell table:style-name="Table1.A2" office:value-type="string">
            <text:p text:style-name="P79">8=1</text:p>
          </table:table-cell>
          <table:table-cell table:style-name="Table1.A2" office:value-type="string">
            <text:p text:style-name="P81">7+1.31</text:p>
          </table:table-cell>
          <table:table-cell table:style-name="Table1.A2" office:value-type="string">
            <text:p text:style-name="P79">[0 38]</text:p>
          </table:table-cell>
          <table:table-cell table:style-name="Table1.A2" office:value-type="string">
            <text:p text:style-name="P79">[-42 42]</text:p>
          </table:table-cell>
          <table:table-cell table:style-name="Table1.A2" office:value-type="string">
            <text:p text:style-name="P82">42</text:p>
          </table:table-cell>
          <table:table-cell table:style-name="Table1.H2" office:value-type="string">
            <text:p text:style-name="P80">[0 1<text:span text:style-name="T41">2</text:span>2]</text:p>
          </table:table-cell>
        </table:table-row>
        <table:table-row>
          <table:table-cell table:style-name="Table1.A2" office:value-type="string">
            <text:p text:style-name="P80">11</text:p>
          </table:table-cell>
          <table:table-cell table:style-name="Table1.A2" office:value-type="string">
            <text:p text:style-name="P80"><text:s text:c="2"/>8</text:p>
          </table:table-cell>
          <table:table-cell table:style-name="Table1.A2" office:value-type="string">
            <text:p text:style-name="P80">16=5</text:p>
          </table:table-cell>
          <table:table-cell table:style-name="Table1.A2" office:value-type="string">
            <text:p text:style-name="P80">15+5.15</text:p>
          </table:table-cell>
          <table:table-cell table:style-name="Table1.A2" office:value-type="string">
            <text:p text:style-name="P80">[0 90]</text:p>
          </table:table-cell>
          <table:table-cell table:style-name="Table1.A2" office:value-type="string">
            <text:p text:style-name="P80">[-70 70]</text:p>
          </table:table-cell>
          <table:table-cell table:style-name="Table1.A2" office:value-type="string">
            <text:p text:style-name="P83">77</text:p>
          </table:table-cell>
          <table:table-cell table:style-name="Table1.H2" office:value-type="string">
            <text:p text:style-name="P80">[<text:span text:style-name="T41">7</text:span> 2<text:span text:style-name="T41">17</text:span>]</text:p>
          </table:table-cell>
        </table:table-row>
        <table:table-row>
          <table:table-cell table:style-name="Table1.A2" office:value-type="string">
            <text:p text:style-name="P80">13</text:p>
          </table:table-cell>
          <table:table-cell table:style-name="Table1.A2" office:value-type="string">
            <text:p text:style-name="P80"><text:s text:c="2"/>8</text:p>
          </table:table-cell>
          <table:table-cell table:style-name="Table1.A2" office:value-type="string">
            <text:p text:style-name="P80">16=3</text:p>
          </table:table-cell>
          <table:table-cell table:style-name="Table1.A2" office:value-type="string">
            <text:p text:style-name="P80">15+3.15</text:p>
          </table:table-cell>
          <table:table-cell table:style-name="Table1.A2" office:value-type="string">
            <text:p text:style-name="P80">[0 60]</text:p>
          </table:table-cell>
          <table:table-cell table:style-name="Table1.A2" office:value-type="string">
            <text:p text:style-name="P80">[-84 84]</text:p>
          </table:table-cell>
          <table:table-cell table:style-name="Table1.A2" office:value-type="string">
            <text:p text:style-name="P82">91</text:p>
          </table:table-cell>
          <table:table-cell table:style-name="Table1.H2" office:value-type="string">
            <text:p text:style-name="P80">[<text:span text:style-name="T41">7</text:span> 2<text:span text:style-name="T41">35</text:span>]</text:p>
          </table:table-cell>
        </table:table-row>
        <table:table-row>
          <table:table-cell table:style-name="Table1.A2" office:value-type="string">
            <text:p text:style-name="P80">17</text:p>
          </table:table-cell>
          <table:table-cell table:style-name="Table1.A2" office:value-type="string">
            <text:p text:style-name="P86">10</text:p>
          </table:table-cell>
          <table:table-cell table:style-name="Table1.A2" office:value-type="string">
            <text:p text:style-name="P80">32=15</text:p>
          </table:table-cell>
          <table:table-cell table:style-name="Table1.A2" office:value-type="string">
            <text:p text:style-name="P80">31+15.31</text:p>
          </table:table-cell>
          <table:table-cell table:style-name="Table1.A2" office:value-type="string">
            <text:p text:style-name="P80">[0 496]</text:p>
          </table:table-cell>
          <table:table-cell table:style-name="Table1.A2" office:value-type="string">
            <text:p text:style-name="P80">[-112 112]</text:p>
          </table:table-cell>
          <table:table-cell table:style-name="Table1.A2" office:value-type="string">
            <text:p text:style-name="P82">119</text:p>
          </table:table-cell>
          <table:table-cell table:style-name="Table1.H2" office:value-type="string">
            <text:p text:style-name="P80">[<text:span text:style-name="T41">7</text:span> <text:span text:style-name="T41">727</text:span>]</text:p>
          </table:table-cell>
        </table:table-row>
        <table:table-row>
          <table:table-cell table:style-name="Table1.A2" office:value-type="string">
            <text:p text:style-name="P86">19</text:p>
          </table:table-cell>
          <table:table-cell table:style-name="Table1.A2" office:value-type="string">
            <text:p text:style-name="P86">10</text:p>
          </table:table-cell>
          <table:table-cell table:style-name="Table1.A2" office:value-type="string">
            <text:p text:style-name="P86">32=13</text:p>
          </table:table-cell>
          <table:table-cell table:style-name="Table1.A2" office:value-type="string">
            <text:p text:style-name="P87">31+13.31</text:p>
          </table:table-cell>
          <table:table-cell table:style-name="Table1.A2" office:value-type="string">
            <text:p text:style-name="P87">[0 <text:span text:style-name="T43">434]</text:span></text:p>
          </table:table-cell>
          <table:table-cell table:style-name="Table1.A2" office:value-type="string">
            <text:p text:style-name="P88">[-126<text:span text:style-name="T45"> 126]</text:span></text:p>
          </table:table-cell>
          <table:table-cell table:style-name="Table1.A2" office:value-type="string">
            <text:p text:style-name="P89">133</text:p>
          </table:table-cell>
          <table:table-cell table:style-name="Table1.H2" office:value-type="string">
            <text:p text:style-name="P89">[7 <text:span text:style-name="T45">693]</text:span></text:p>
          </table:table-cell>
        </table:table-row>
        <table:table-row>
          <table:table-cell table:style-name="Table1.A2" office:value-type="string">
            <text:p text:style-name="P86">23</text:p>
          </table:table-cell>
          <table:table-cell table:style-name="Table1.A2" office:value-type="string">
            <text:p text:style-name="P86">10</text:p>
          </table:table-cell>
          <table:table-cell table:style-name="Table1.A2" office:value-type="string">
            <text:p text:style-name="P86">32=9</text:p>
          </table:table-cell>
          <table:table-cell table:style-name="Table1.A2" office:value-type="string">
            <text:p text:style-name="P87">31+9.31</text:p>
          </table:table-cell>
          <table:table-cell table:style-name="Table1.A2" office:value-type="string">
            <text:p text:style-name="P87">[0 <text:span text:style-name="T43">310]</text:span></text:p>
          </table:table-cell>
          <table:table-cell table:style-name="Table1.A2" office:value-type="string">
            <text:p text:style-name="P88">[-154<text:span text:style-name="T45"> 154]</text:span></text:p>
          </table:table-cell>
          <table:table-cell table:style-name="Table1.A2" office:value-type="string">
            <text:p text:style-name="P89">161</text:p>
          </table:table-cell>
          <table:table-cell table:style-name="Table1.H2" office:value-type="string">
            <text:p text:style-name="P89">[7 <text:span text:style-name="T45">625]</text:span></text:p>
          </table:table-cell>
        </table:table-row>
        <table:table-row>
          <table:table-cell table:style-name="Table1.A2" office:value-type="string">
            <text:p text:style-name="P86">29</text:p>
          </table:table-cell>
          <table:table-cell table:style-name="Table1.A2" office:value-type="string">
            <text:p text:style-name="P86">10</text:p>
          </table:table-cell>
          <table:table-cell table:style-name="Table1.A2" office:value-type="string">
            <text:p text:style-name="P86">32=3</text:p>
          </table:table-cell>
          <table:table-cell table:style-name="Table1.A2" office:value-type="string">
            <text:p text:style-name="P87">31+3.31</text:p>
          </table:table-cell>
          <table:table-cell table:style-name="Table1.A2" office:value-type="string">
            <text:p text:style-name="P87">[0 <text:span text:style-name="T43">124]</text:span></text:p>
          </table:table-cell>
          <table:table-cell table:style-name="Table1.A2" office:value-type="string">
            <text:p text:style-name="P88">[-196<text:span text:style-name="T45"> 196]</text:span></text:p>
          </table:table-cell>
          <table:table-cell table:style-name="Table1.A2" office:value-type="string">
            <text:p text:style-name="P89">203</text:p>
          </table:table-cell>
          <table:table-cell table:style-name="Table1.H2" office:value-type="string">
            <text:p text:style-name="P89">[7 <text:span text:style-name="T45">523]</text:span></text:p>
          </table:table-cell>
        </table:table-row>
        <table:table-row>
          <table:table-cell table:style-name="Table1.A2" office:value-type="string">
            <text:p text:style-name="P86">31</text:p>
          </table:table-cell>
          <table:table-cell table:style-name="Table1.A2" office:value-type="string">
            <text:p text:style-name="P86">10</text:p>
          </table:table-cell>
          <table:table-cell table:style-name="Table1.A2" office:value-type="string">
            <text:p text:style-name="P86">32=1</text:p>
          </table:table-cell>
          <table:table-cell table:style-name="Table1.A2" office:value-type="string">
            <text:p text:style-name="P87">31+1.31</text:p>
          </table:table-cell>
          <table:table-cell table:style-name="Table1.A2" office:value-type="string">
            <text:p text:style-name="P87">[0 <text:span text:style-name="T43">62]</text:span></text:p>
          </table:table-cell>
          <table:table-cell table:style-name="Table1.A2" office:value-type="string">
            <text:p text:style-name="P88">[-210<text:span text:style-name="T45"> 210]</text:span></text:p>
          </table:table-cell>
          <table:table-cell table:style-name="Table1.A2" office:value-type="string">
            <text:p text:style-name="P89">217</text:p>
          </table:table-cell>
          <table:table-cell table:style-name="Table1.H2" office:value-type="string">
            <text:p text:style-name="P89">[7 <text:span text:style-name="T45">489]</text:span></text:p>
          </table:table-cell>
        </table:table-row>
        <table:table-row>
          <table:table-cell table:style-name="Table1.A2" office:value-type="string">
            <text:p text:style-name="P86">37</text:p>
          </table:table-cell>
          <table:table-cell table:style-name="Table1.A2" office:value-type="string">
            <text:p text:style-name="P86">10</text:p>
          </table:table-cell>
          <table:table-cell table:style-name="Table1.A2" office:value-type="string">
            <text:p text:style-name="P86">128=17</text:p>
          </table:table-cell>
          <table:table-cell table:style-name="Table1.A2" office:value-type="string">
            <text:p text:style-name="P87">127+17.7</text:p>
          </table:table-cell>
          <table:table-cell table:style-name="Table1.A2" office:value-type="string">
            <text:p text:style-name="P87">[0 <text:span text:style-name="T43">246]</text:span></text:p>
          </table:table-cell>
          <table:table-cell table:style-name="Table1.A2" office:value-type="string">
            <text:p text:style-name="P88">[-252<text:span text:style-name="T45"> 252]</text:span></text:p>
          </table:table-cell>
          <table:table-cell table:style-name="Table1.A2" office:value-type="string">
            <text:p text:style-name="P89">259</text:p>
          </table:table-cell>
          <table:table-cell table:style-name="Table1.H2" office:value-type="string">
            <text:p text:style-name="P89">[7 <text:span text:style-name="T45">757]</text:span></text:p>
          </table:table-cell>
        </table:table-row>
        <table:table-row>
          <table:table-cell table:style-name="Table1.A2" office:value-type="string">
            <text:p text:style-name="P86">41</text:p>
          </table:table-cell>
          <table:table-cell table:style-name="Table1.A2" office:value-type="string">
            <text:p text:style-name="P86">10</text:p>
          </table:table-cell>
          <table:table-cell table:style-name="Table1.A2" office:value-type="string">
            <text:p text:style-name="P86">128=5</text:p>
          </table:table-cell>
          <table:table-cell table:style-name="Table1.A2" office:value-type="string">
            <text:p text:style-name="P87">127+5.7</text:p>
          </table:table-cell>
          <table:table-cell table:style-name="Table1.A2" office:value-type="string">
            <text:p text:style-name="P87">[0 <text:span text:style-name="T43">162]</text:span></text:p>
          </table:table-cell>
          <table:table-cell table:style-name="Table1.A2" office:value-type="string">
            <text:p text:style-name="P88">[-280<text:span text:style-name="T45"> 280]</text:span></text:p>
          </table:table-cell>
          <table:table-cell table:style-name="Table1.A2" office:value-type="string">
            <text:p text:style-name="P89">287</text:p>
          </table:table-cell>
          <table:table-cell table:style-name="Table1.H2" office:value-type="string">
            <text:p text:style-name="P89">[7 <text:span text:style-name="T45">729]</text:span></text:p>
          </table:table-cell>
        </table:table-row>
        <table:table-row>
          <table:table-cell table:style-name="Table1.A2" office:value-type="string">
            <text:p text:style-name="P86">43</text:p>
          </table:table-cell>
          <table:table-cell table:style-name="Table1.A2" office:value-type="string">
            <text:p text:style-name="P86">10</text:p>
          </table:table-cell>
          <table:table-cell table:style-name="Table1.A2" office:value-type="string">
            <text:p text:style-name="P86">64=21</text:p>
          </table:table-cell>
          <table:table-cell table:style-name="Table1.A2" office:value-type="string">
            <text:p text:style-name="P87">63+21.15</text:p>
          </table:table-cell>
          <table:table-cell table:style-name="Table1.A2" office:value-type="string">
            <text:p text:style-name="P87">[0 <text:span text:style-name="T43">378]</text:span></text:p>
          </table:table-cell>
          <table:table-cell table:style-name="Table1.A2" office:value-type="string">
            <text:p text:style-name="P88">[-294<text:span text:style-name="T45"> 294]</text:span></text:p>
          </table:table-cell>
          <table:table-cell table:style-name="Table1.A2" office:value-type="string">
            <text:p text:style-name="P89">301</text:p>
          </table:table-cell>
          <table:table-cell table:style-name="Table1.H2" office:value-type="string">
            <text:p text:style-name="P89">[7 <text:span text:style-name="T45">973]</text:span></text:p>
          </table:table-cell>
        </table:table-row>
        <table:table-row>
          <table:table-cell table:style-name="Table1.A2" office:value-type="string">
            <text:p text:style-name="P86">47</text:p>
          </table:table-cell>
          <table:table-cell table:style-name="Table1.A2" office:value-type="string">
            <text:p text:style-name="P86">10</text:p>
          </table:table-cell>
          <table:table-cell table:style-name="Table1.A2" office:value-type="string">
            <text:p text:style-name="P86">64=17</text:p>
          </table:table-cell>
          <table:table-cell table:style-name="Table1.A2" office:value-type="string">
            <text:p text:style-name="P87">63+17.15</text:p>
          </table:table-cell>
          <table:table-cell table:style-name="Table1.A2" office:value-type="string">
            <text:p text:style-name="P87">[0 <text:span text:style-name="T43">318]</text:span></text:p>
          </table:table-cell>
          <table:table-cell table:style-name="Table1.A2" office:value-type="string">
            <text:p text:style-name="P88">[-322<text:span text:style-name="T45"> 322]</text:span></text:p>
          </table:table-cell>
          <table:table-cell table:style-name="Table1.A2" office:value-type="string">
            <text:p text:style-name="P89">329</text:p>
          </table:table-cell>
          <table:table-cell table:style-name="Table1.H2" office:value-type="string">
            <text:p text:style-name="P89">[7 <text:span text:style-name="T45">969]</text:span></text:p>
          </table:table-cell>
        </table:table-row>
        <table:table-row>
          <table:table-cell table:style-name="Table1.A2" office:value-type="string">
            <text:p text:style-name="P82">53</text:p>
          </table:table-cell>
          <table:table-cell table:style-name="Table1.A2" office:value-type="string">
            <text:p text:style-name="P82">10</text:p>
          </table:table-cell>
          <table:table-cell table:style-name="Table1.A2" office:value-type="string">
            <text:p text:style-name="P82">64=11</text:p>
          </table:table-cell>
          <table:table-cell table:style-name="Table1.A2" office:value-type="string">
            <text:p text:style-name="P82">63+11.15</text:p>
          </table:table-cell>
          <table:table-cell table:style-name="Table1.A2" office:value-type="string">
            <text:p text:style-name="P84">[0 228]</text:p>
          </table:table-cell>
          <table:table-cell table:style-name="Table1.A2" office:value-type="string">
            <text:p text:style-name="P82">[-364 364]</text:p>
          </table:table-cell>
          <table:table-cell table:style-name="Table1.A2" office:value-type="string">
            <text:p text:style-name="P82">371</text:p>
          </table:table-cell>
          <table:table-cell table:style-name="Table1.H2" office:value-type="string">
            <text:p text:style-name="P82">[7 963]</text:p>
          </table:table-cell>
        </table:table-row>
        <table:table-row>
          <table:table-cell table:style-name="Table1.A2" office:value-type="string">
            <text:p text:style-name="P80">59</text:p>
          </table:table-cell>
          <table:table-cell table:style-name="Table1.A2" office:value-type="string">
            <text:p text:style-name="P80">10</text:p>
          </table:table-cell>
          <table:table-cell table:style-name="Table1.A2" office:value-type="string">
            <text:p text:style-name="P80">64=5</text:p>
          </table:table-cell>
          <table:table-cell table:style-name="Table1.A2" office:value-type="string">
            <text:p text:style-name="P80">63+5.15</text:p>
          </table:table-cell>
          <table:table-cell table:style-name="Table1.A2" office:value-type="string">
            <text:p text:style-name="P80">[0 138]</text:p>
          </table:table-cell>
          <table:table-cell table:style-name="Table1.A2" office:value-type="string">
            <text:p text:style-name="P80">[-406 406]</text:p>
          </table:table-cell>
          <table:table-cell table:style-name="Table1.A2" office:value-type="string">
            <text:p text:style-name="P82">413</text:p>
          </table:table-cell>
          <table:table-cell table:style-name="Table1.H2" office:value-type="string">
            <text:p text:style-name="P82">[7 957]</text:p>
          </table:table-cell>
        </table:table-row>
        <table:table-row>
          <table:table-cell table:style-name="Table1.A2" office:value-type="string">
            <text:p text:style-name="P78">61</text:p>
          </table:table-cell>
          <table:table-cell table:style-name="Table1.A2" office:value-type="string">
            <text:p text:style-name="P78">10</text:p>
          </table:table-cell>
          <table:table-cell table:style-name="Table1.A2" office:value-type="string">
            <text:p text:style-name="P79">64=3</text:p>
          </table:table-cell>
          <table:table-cell table:style-name="Table1.A2" office:value-type="string">
            <text:p text:style-name="P79">63+3.15</text:p>
          </table:table-cell>
          <table:table-cell table:style-name="Table1.A2" office:value-type="string">
            <text:p text:style-name="P79">[0 1<text:span text:style-name="T40">0</text:span>8]</text:p>
          </table:table-cell>
          <table:table-cell table:style-name="Table1.A2" office:value-type="string">
            <text:p text:style-name="P79">[-420 420]</text:p>
          </table:table-cell>
          <table:table-cell table:style-name="Table1.A2" office:value-type="string">
            <text:p text:style-name="P79">427</text:p>
          </table:table-cell>
          <table:table-cell table:style-name="Table1.H2" office:value-type="string">
            <text:p text:style-name="P79"><text:span text:style-name="T41">[</text:span>7<text:span text:style-name="T41"> </text:span>9<text:span text:style-name="T40">5</text:span>5<text:span text:style-name="T41">]</text:span></text:p>
          </table:table-cell>
        </table:table-row>
        <table:table-row>
          <table:table-cell table:style-name="Table1.A2" office:value-type="string">
            <text:p text:style-name="P86">67</text:p>
          </table:table-cell>
          <table:table-cell table:style-name="Table1.A2" office:value-type="string">
            <text:p text:style-name="P86">16</text:p>
          </table:table-cell>
          <table:table-cell table:style-name="Table1.A2" office:value-type="string">
            <text:p text:style-name="P87">512=43</text:p>
          </table:table-cell>
          <table:table-cell table:style-name="Table1.A2" office:value-type="string">
            <text:p text:style-name="P87">511+43.127</text:p>
          </table:table-cell>
          <table:table-cell table:style-name="Table1.A2" office:value-type="string">
            <text:p text:style-name="P87">[0 <text:span text:style-name="T43">5972]</text:span></text:p>
          </table:table-cell>
          <table:table-cell table:style-name="Table1.A2" office:value-type="string">
            <text:p text:style-name="P88">[-462 462]</text:p>
          </table:table-cell>
          <table:table-cell table:style-name="Table1.A2" office:value-type="string">
            <text:p text:style-name="P88">469</text:p>
          </table:table-cell>
          <table:table-cell table:style-name="Table1.H2" office:value-type="string">
            <text:p text:style-name="P89">[7 <text:span text:style-name="T45">6903]</text:span></text:p>
          </table:table-cell>
        </table:table-row>
        <table:table-row>
          <table:table-cell table:style-name="Table1.A2" office:value-type="string">
            <text:p text:style-name="P86">71</text:p>
          </table:table-cell>
          <table:table-cell table:style-name="Table1.A2" office:value-type="string">
            <text:p text:style-name="P86">16</text:p>
          </table:table-cell>
          <table:table-cell table:style-name="Table1.A2" office:value-type="string">
            <text:p text:style-name="P87">512=15</text:p>
          </table:table-cell>
          <table:table-cell table:style-name="Table1.A2" office:value-type="string">
            <text:p text:style-name="P87">511+15.127</text:p>
          </table:table-cell>
          <table:table-cell table:style-name="Table1.A2" office:value-type="string">
            <text:p text:style-name="P87">[0 <text:span text:style-name="T43">2416]</text:span></text:p>
          </table:table-cell>
          <table:table-cell table:style-name="Table1.A2" office:value-type="string">
            <text:p text:style-name="P88">[-490 490]</text:p>
          </table:table-cell>
          <table:table-cell table:style-name="Table1.A2" office:value-type="string">
            <text:p text:style-name="P88">497</text:p>
          </table:table-cell>
          <table:table-cell table:style-name="Table1.H2" office:value-type="string">
            <text:p text:style-name="P89">[7 <text:span text:style-name="T45">3403]</text:span></text:p>
          </table:table-cell>
        </table:table-row>
        <table:table-row>
          <table:table-cell table:style-name="Table1.A2" office:value-type="string">
            <text:p text:style-name="P86">73</text:p>
          </table:table-cell>
          <table:table-cell table:style-name="Table1.A2" office:value-type="string">
            <text:p text:style-name="P86">16</text:p>
          </table:table-cell>
          <table:table-cell table:style-name="Table1.A2" office:value-type="string">
            <text:p text:style-name="P87">512=1</text:p>
          </table:table-cell>
          <table:table-cell table:style-name="Table1.A2" office:value-type="string">
            <text:p text:style-name="P87">511+1.127</text:p>
          </table:table-cell>
          <table:table-cell table:style-name="Table1.A2" office:value-type="string">
            <text:p text:style-name="P87">[0 <text:span text:style-name="T43">638]</text:span></text:p>
          </table:table-cell>
          <table:table-cell table:style-name="Table1.A2" office:value-type="string">
            <text:p text:style-name="P88">[-504 504]</text:p>
          </table:table-cell>
          <table:table-cell table:style-name="Table1.A2" office:value-type="string">
            <text:p text:style-name="P88">511</text:p>
          </table:table-cell>
          <table:table-cell table:style-name="Table1.H2" office:value-type="string">
            <text:p text:style-name="P89">[7 <text:span text:style-name="T45">1653]</text:span></text:p>
          </table:table-cell>
        </table:table-row>
        <table:table-row>
          <table:table-cell table:style-name="Table1.A2" office:value-type="string">
            <text:p text:style-name="P86">79</text:p>
          </table:table-cell>
          <table:table-cell table:style-name="Table1.A2" office:value-type="string">
            <text:p text:style-name="P86">16</text:p>
          </table:table-cell>
          <table:table-cell table:style-name="Table1.A2" office:value-type="string">
            <text:p text:style-name="P86">256=19</text:p>
          </table:table-cell>
          <table:table-cell table:style-name="Table1.A2" office:value-type="string">
            <text:p text:style-name="P87">255+19.255</text:p>
          </table:table-cell>
          <table:table-cell table:style-name="Table1.A2" office:value-type="string">
            <text:p text:style-name="P87">[0 <text:span text:style-name="T43">5100]</text:span></text:p>
          </table:table-cell>
          <table:table-cell table:style-name="Table1.A2" office:value-type="string">
            <text:p text:style-name="P88">[-546 546]</text:p>
          </table:table-cell>
          <table:table-cell table:style-name="Table1.A2" office:value-type="string">
            <text:p text:style-name="P89">553</text:p>
          </table:table-cell>
          <table:table-cell table:style-name="Table1.H2" office:value-type="string">
            <text:p text:style-name="P89">[7 <text:span text:style-name="T45">6199]</text:span></text:p>
          </table:table-cell>
        </table:table-row>
        <table:table-row>
          <table:table-cell table:style-name="Table1.A2" office:value-type="string">
            <text:p text:style-name="P86">83</text:p>
          </table:table-cell>
          <table:table-cell table:style-name="Table1.A2" office:value-type="string">
            <text:p text:style-name="P86">16</text:p>
          </table:table-cell>
          <table:table-cell table:style-name="Table1.A2" office:value-type="string">
            <text:p text:style-name="P86">256=7</text:p>
          </table:table-cell>
          <table:table-cell table:style-name="Table1.A2" office:value-type="string">
            <text:p text:style-name="P87">255+7.255</text:p>
          </table:table-cell>
          <table:table-cell table:style-name="Table1.A2" office:value-type="string">
            <text:p text:style-name="P87">[0 <text:span text:style-name="T43">2040]</text:span></text:p>
          </table:table-cell>
          <table:table-cell table:style-name="Table1.A2" office:value-type="string">
            <text:p text:style-name="P88">[-574 574]</text:p>
          </table:table-cell>
          <table:table-cell table:style-name="Table1.A2" office:value-type="string">
            <text:p text:style-name="P89">581</text:p>
          </table:table-cell>
          <table:table-cell table:style-name="Table1.H2" office:value-type="string">
            <text:p text:style-name="P89">[7 <text:span text:style-name="T45">3195]</text:span></text:p>
          </table:table-cell>
        </table:table-row>
        <table:table-row>
          <table:table-cell table:style-name="Table1.A2" office:value-type="string">
            <text:p text:style-name="P86">89</text:p>
          </table:table-cell>
          <table:table-cell table:style-name="Table1.A2" office:value-type="string">
            <text:p text:style-name="P86">16</text:p>
          </table:table-cell>
          <table:table-cell table:style-name="Table1.A2" office:value-type="string">
            <text:p text:style-name="P86">512=67</text:p>
          </table:table-cell>
          <table:table-cell table:style-name="Table1.A2" office:value-type="string">
            <text:p text:style-name="P87">511+67.127</text:p>
          </table:table-cell>
          <table:table-cell table:style-name="Table1.A2" office:value-type="string">
            <text:p text:style-name="P87">[0 <text:span text:style-name="T43">9020]</text:span></text:p>
          </table:table-cell>
          <table:table-cell table:style-name="Table1.A2" office:value-type="string">
            <text:p text:style-name="P88">[-616 616]</text:p>
          </table:table-cell>
          <table:table-cell table:style-name="Table1.A2" office:value-type="string">
            <text:p text:style-name="P89">623</text:p>
          </table:table-cell>
          <table:table-cell table:style-name="Table1.H2" office:value-type="string">
            <text:p text:style-name="P89">[7 <text:span text:style-name="T45">10259]</text:span></text:p>
          </table:table-cell>
        </table:table-row>
        <text:soft-page-break/>
        <table:table-row>
          <table:table-cell table:style-name="Table1.A2" office:value-type="string">
            <text:p text:style-name="P86">97</text:p>
          </table:table-cell>
          <table:table-cell table:style-name="Table1.A2" office:value-type="string">
            <text:p text:style-name="P86">16</text:p>
          </table:table-cell>
          <table:table-cell table:style-name="Table1.A2" office:value-type="string">
            <text:p text:style-name="P86">512=27</text:p>
          </table:table-cell>
          <table:table-cell table:style-name="Table1.A2" office:value-type="string">
            <text:p text:style-name="P87">511+27.127</text:p>
          </table:table-cell>
          <table:table-cell table:style-name="Table1.A2" office:value-type="string">
            <text:p text:style-name="P87">[0 <text:span text:style-name="T43">3940]</text:span></text:p>
          </table:table-cell>
          <table:table-cell table:style-name="Table1.A2" office:value-type="string">
            <text:p text:style-name="P88">[-672 672]</text:p>
          </table:table-cell>
          <table:table-cell table:style-name="Table1.A2" office:value-type="string">
            <text:p text:style-name="P89">679</text:p>
          </table:table-cell>
          <table:table-cell table:style-name="Table1.H2" office:value-type="string">
            <text:p text:style-name="P89">[7 <text:span text:style-name="T46">5291]</text:span></text:p>
          </table:table-cell>
        </table:table-row>
        <table:table-row>
          <table:table-cell table:style-name="Table1.A2" office:value-type="string">
            <text:p text:style-name="P86">101</text:p>
          </table:table-cell>
          <table:table-cell table:style-name="Table1.A2" office:value-type="string">
            <text:p text:style-name="P86">16</text:p>
          </table:table-cell>
          <table:table-cell table:style-name="Table1.A2" office:value-type="string">
            <text:p text:style-name="P86">512=7</text:p>
          </table:table-cell>
          <table:table-cell table:style-name="Table1.A2" office:value-type="string">
            <text:p text:style-name="P87">511+7.127</text:p>
          </table:table-cell>
          <table:table-cell table:style-name="Table1.A2" office:value-type="string">
            <text:p text:style-name="P87">[0 <text:span text:style-name="T43">1400]</text:span></text:p>
          </table:table-cell>
          <table:table-cell table:style-name="Table1.A2" office:value-type="string">
            <text:p text:style-name="P88">[-700 700]</text:p>
          </table:table-cell>
          <table:table-cell table:style-name="Table1.A2" office:value-type="string">
            <text:p text:style-name="P89">707</text:p>
          </table:table-cell>
          <table:table-cell table:style-name="Table1.H2" office:value-type="string">
            <text:p text:style-name="P89">[7 <text:span text:style-name="T46">2807]</text:span></text:p>
          </table:table-cell>
        </table:table-row>
        <table:table-row>
          <table:table-cell table:style-name="Table1.A2" office:value-type="string">
            <text:p text:style-name="P86">103</text:p>
          </table:table-cell>
          <table:table-cell table:style-name="Table1.A2" office:value-type="string">
            <text:p text:style-name="P86">16</text:p>
          </table:table-cell>
          <table:table-cell table:style-name="Table1.A2" office:value-type="string">
            <text:p text:style-name="P86">128=25</text:p>
          </table:table-cell>
          <table:table-cell table:style-name="Table1.A2" office:value-type="string">
            <text:p text:style-name="P87">127+25.511</text:p>
          </table:table-cell>
          <table:table-cell table:style-name="Table1.A2" office:value-type="string">
            <text:p text:style-name="P87">[0 <text:span text:style-name="T43">12902]</text:span></text:p>
          </table:table-cell>
          <table:table-cell table:style-name="Table1.A2" office:value-type="string">
            <text:p text:style-name="P88">[-71<text:span text:style-name="T44">4</text:span> 71<text:span text:style-name="T44">4</text:span>]</text:p>
          </table:table-cell>
          <table:table-cell table:style-name="Table1.A2" office:value-type="string">
            <text:p text:style-name="P89">721</text:p>
          </table:table-cell>
          <table:table-cell table:style-name="Table1.H2" office:value-type="string">
            <text:p text:style-name="P89">[7 <text:span text:style-name="T46">14337]</text:span></text:p>
          </table:table-cell>
        </table:table-row>
        <table:table-row>
          <table:table-cell table:style-name="Table1.A2" office:value-type="string">
            <text:p text:style-name="P86">107</text:p>
          </table:table-cell>
          <table:table-cell table:style-name="Table1.A2" office:value-type="string">
            <text:p text:style-name="P86">16</text:p>
          </table:table-cell>
          <table:table-cell table:style-name="Table1.A2" office:value-type="string">
            <text:p text:style-name="P86">128=21</text:p>
          </table:table-cell>
          <table:table-cell table:style-name="Table1.A2" office:value-type="string">
            <text:p text:style-name="P87">127+21.511</text:p>
          </table:table-cell>
          <table:table-cell table:style-name="Table1.A2" office:value-type="string">
            <text:p text:style-name="P87">[0 <text:span text:style-name="T43">10858]</text:span></text:p>
          </table:table-cell>
          <table:table-cell table:style-name="Table1.A2" office:value-type="string">
            <text:p text:style-name="P88">[-742 742]</text:p>
          </table:table-cell>
          <table:table-cell table:style-name="Table1.A2" office:value-type="string">
            <text:p text:style-name="P89">749</text:p>
          </table:table-cell>
          <table:table-cell table:style-name="Table1.H2" office:value-type="string">
            <text:p text:style-name="P89">[7 <text:span text:style-name="T46">12349]</text:span></text:p>
          </table:table-cell>
        </table:table-row>
        <table:table-row>
          <table:table-cell table:style-name="Table1.A2" office:value-type="string">
            <text:p text:style-name="P86">109</text:p>
          </table:table-cell>
          <table:table-cell table:style-name="Table1.A2" office:value-type="string">
            <text:p text:style-name="P86">16</text:p>
          </table:table-cell>
          <table:table-cell table:style-name="Table1.A2" office:value-type="string">
            <text:p text:style-name="P86">128=19</text:p>
          </table:table-cell>
          <table:table-cell table:style-name="Table1.A2" office:value-type="string">
            <text:p text:style-name="P87">127+19.511</text:p>
          </table:table-cell>
          <table:table-cell table:style-name="Table1.A2" office:value-type="string">
            <text:p text:style-name="P87">[0 <text:span text:style-name="T43">9836]</text:span></text:p>
          </table:table-cell>
          <table:table-cell table:style-name="Table1.A2" office:value-type="string">
            <text:p text:style-name="P88">[-756 756]</text:p>
          </table:table-cell>
          <table:table-cell table:style-name="Table1.A2" office:value-type="string">
            <text:p text:style-name="P89">763</text:p>
          </table:table-cell>
          <table:table-cell table:style-name="Table1.H2" office:value-type="string">
            <text:p text:style-name="P89">[7 <text:span text:style-name="T46">11355]</text:span></text:p>
          </table:table-cell>
        </table:table-row>
        <table:table-row>
          <table:table-cell table:style-name="Table1.A2" office:value-type="string">
            <text:p text:style-name="P86">113</text:p>
          </table:table-cell>
          <table:table-cell table:style-name="Table1.A2" office:value-type="string">
            <text:p text:style-name="P86">16</text:p>
          </table:table-cell>
          <table:table-cell table:style-name="Table1.A2" office:value-type="string">
            <text:p text:style-name="P86">128=15</text:p>
          </table:table-cell>
          <table:table-cell table:style-name="Table1.A2" office:value-type="string">
            <text:p text:style-name="P87">127+15.511</text:p>
          </table:table-cell>
          <table:table-cell table:style-name="Table1.A2" office:value-type="string">
            <text:p text:style-name="P87">[0 <text:span text:style-name="T43">7792]</text:span></text:p>
          </table:table-cell>
          <table:table-cell table:style-name="Table1.A2" office:value-type="string">
            <text:p text:style-name="P88">[-784 784]</text:p>
          </table:table-cell>
          <table:table-cell table:style-name="Table1.A2" office:value-type="string">
            <text:p text:style-name="P89">791</text:p>
          </table:table-cell>
          <table:table-cell table:style-name="Table1.H2" office:value-type="string">
            <text:p text:style-name="P89">[7 <text:span text:style-name="T46">9367]</text:span></text:p>
          </table:table-cell>
        </table:table-row>
        <table:table-row>
          <table:table-cell table:style-name="Table1.A2" office:value-type="string">
            <text:p text:style-name="P86">127</text:p>
          </table:table-cell>
          <table:table-cell table:style-name="Table1.A2" office:value-type="string">
            <text:p text:style-name="P86">16</text:p>
          </table:table-cell>
          <table:table-cell table:style-name="Table1.A2" office:value-type="string">
            <text:p text:style-name="P86">128=1</text:p>
          </table:table-cell>
          <table:table-cell table:style-name="Table1.A2" office:value-type="string">
            <text:p text:style-name="P87">127+1.511</text:p>
          </table:table-cell>
          <table:table-cell table:style-name="Table1.A2" office:value-type="string">
            <text:p text:style-name="P87">[0 <text:span text:style-name="T43">638]</text:span></text:p>
          </table:table-cell>
          <table:table-cell table:style-name="Table1.A2" office:value-type="string">
            <text:p text:style-name="P88">[-882 882]</text:p>
          </table:table-cell>
          <table:table-cell table:style-name="Table1.A2" office:value-type="string">
            <text:p text:style-name="P89">889</text:p>
          </table:table-cell>
          <table:table-cell table:style-name="Table1.H2" office:value-type="string">
            <text:p text:style-name="P89">[7 <text:span text:style-name="T46">2409]</text:span></text:p>
          </table:table-cell>
        </table:table-row>
        <table:table-row>
          <table:table-cell table:style-name="Table1.A2" office:value-type="string">
            <text:p text:style-name="P86">131</text:p>
          </table:table-cell>
          <table:table-cell table:style-name="Table1.A2" office:value-type="string">
            <text:p text:style-name="P86">16</text:p>
          </table:table-cell>
          <table:table-cell table:style-name="Table1.A2" office:value-type="string">
            <text:p text:style-name="P87">1024=107</text:p>
          </table:table-cell>
          <table:table-cell table:style-name="Table1.A2" office:value-type="string">
            <text:p text:style-name="P87">1023+107.64</text:p>
          </table:table-cell>
          <table:table-cell table:style-name="Table1.A2" office:value-type="string">
            <text:p text:style-name="P87">[0 <text:span text:style-name="T43">7811]</text:span></text:p>
          </table:table-cell>
          <table:table-cell table:style-name="Table1.A2" office:value-type="string">
            <text:p text:style-name="P88">[-910 910]</text:p>
          </table:table-cell>
          <table:table-cell table:style-name="Table1.A2" office:value-type="string">
            <text:p text:style-name="P89">917</text:p>
          </table:table-cell>
          <table:table-cell table:style-name="Table1.H2" office:value-type="string">
            <text:p text:style-name="P89">[7 <text:span text:style-name="T46">9638]</text:span></text:p>
          </table:table-cell>
        </table:table-row>
        <table:table-row>
          <table:table-cell table:style-name="Table1.A2" office:value-type="string">
            <text:p text:style-name="P86">137</text:p>
          </table:table-cell>
          <table:table-cell table:style-name="Table1.A2" office:value-type="string">
            <text:p text:style-name="P86">16</text:p>
          </table:table-cell>
          <table:table-cell table:style-name="Table1.A2" office:value-type="string">
            <text:p text:style-name="P86">512=101</text:p>
          </table:table-cell>
          <table:table-cell table:style-name="Table1.A2" office:value-type="string">
            <text:p text:style-name="P87">511+101.127</text:p>
          </table:table-cell>
          <table:table-cell table:style-name="Table1.A2" office:value-type="string">
            <text:p text:style-name="P87">[0 <text:span text:style-name="T43">13211]</text:span></text:p>
          </table:table-cell>
          <table:table-cell table:style-name="Table1.A2" office:value-type="string">
            <text:p text:style-name="P88">[-952 952]</text:p>
          </table:table-cell>
          <table:table-cell table:style-name="Table1.A2" office:value-type="string">
            <text:p text:style-name="P89">959</text:p>
          </table:table-cell>
          <table:table-cell table:style-name="Table1.H2" office:value-type="string">
            <text:p text:style-name="P89">[7 <text:span text:style-name="T47">15122]</text:span></text:p>
          </table:table-cell>
        </table:table-row>
        <table:table-row>
          <table:table-cell table:style-name="Table1.A2" office:value-type="string">
            <text:p text:style-name="P86">139</text:p>
          </table:table-cell>
          <table:table-cell table:style-name="Table1.A2" office:value-type="string">
            <text:p text:style-name="P86">16</text:p>
          </table:table-cell>
          <table:table-cell table:style-name="Table1.A2" office:value-type="string">
            <text:p text:style-name="P86">512=95</text:p>
          </table:table-cell>
          <table:table-cell table:style-name="Table1.A2" office:value-type="string">
            <text:p text:style-name="P87">511+95.127</text:p>
          </table:table-cell>
          <table:table-cell table:style-name="Table1.A2" office:value-type="string">
            <text:p text:style-name="P87">[0 <text:span text:style-name="T43">12576]</text:span></text:p>
          </table:table-cell>
          <table:table-cell table:style-name="Table1.A2" office:value-type="string">
            <text:p text:style-name="P88">[-966 966]</text:p>
          </table:table-cell>
          <table:table-cell table:style-name="Table1.A2" office:value-type="string">
            <text:p text:style-name="P89">973</text:p>
          </table:table-cell>
          <table:table-cell table:style-name="Table1.H2" office:value-type="string">
            <text:p text:style-name="P89">[7 <text:span text:style-name="T47">14515]</text:span></text:p>
          </table:table-cell>
        </table:table-row>
        <table:table-row>
          <table:table-cell table:style-name="Table1.A2" office:value-type="string">
            <text:p text:style-name="P86">149</text:p>
          </table:table-cell>
          <table:table-cell table:style-name="Table1.A2" office:value-type="string">
            <text:p text:style-name="P86">16</text:p>
          </table:table-cell>
          <table:table-cell table:style-name="Table1.A2" office:value-type="string">
            <text:p text:style-name="P86">512=65</text:p>
          </table:table-cell>
          <table:table-cell table:style-name="Table1.A2" office:value-type="string">
            <text:p text:style-name="P87">511+65.127</text:p>
          </table:table-cell>
          <table:table-cell table:style-name="Table1.A2" office:value-type="string">
            <text:p text:style-name="P87">[0 <text:span text:style-name="T43">8766]</text:span></text:p>
          </table:table-cell>
          <table:table-cell table:style-name="Table1.A2" office:value-type="string">
            <text:p text:style-name="P88">[-1036 1036]</text:p>
          </table:table-cell>
          <table:table-cell table:style-name="Table1.A2" office:value-type="string">
            <text:p text:style-name="P89">1043</text:p>
          </table:table-cell>
          <table:table-cell table:style-name="Table1.H2" office:value-type="string">
            <text:p text:style-name="P89">[7 <text:span text:style-name="T47">10845]</text:span></text:p>
          </table:table-cell>
        </table:table-row>
        <table:table-row>
          <table:table-cell table:style-name="Table1.A2" office:value-type="string">
            <text:p text:style-name="P86">151</text:p>
          </table:table-cell>
          <table:table-cell table:style-name="Table1.A2" office:value-type="string">
            <text:p text:style-name="P86">16</text:p>
          </table:table-cell>
          <table:table-cell table:style-name="Table1.A2" office:value-type="string">
            <text:p text:style-name="P86">512=59</text:p>
          </table:table-cell>
          <table:table-cell table:style-name="Table1.A2" office:value-type="string">
            <text:p text:style-name="P87">511+59.127</text:p>
          </table:table-cell>
          <table:table-cell table:style-name="Table1.A2" office:value-type="string">
            <text:p text:style-name="P87">[0 <text:span text:style-name="T43">8004]</text:span></text:p>
          </table:table-cell>
          <table:table-cell table:style-name="Table1.A2" office:value-type="string">
            <text:p text:style-name="P88">[-1050 1050]</text:p>
          </table:table-cell>
          <table:table-cell table:style-name="Table1.A2" office:value-type="string">
            <text:p text:style-name="P89">1057</text:p>
          </table:table-cell>
          <table:table-cell table:style-name="Table1.H2" office:value-type="string">
            <text:p text:style-name="P89">[7 <text:span text:style-name="T47">10111]</text:span></text:p>
          </table:table-cell>
        </table:table-row>
        <table:table-row>
          <table:table-cell table:style-name="Table1.A2" office:value-type="string">
            <text:p text:style-name="P86">157</text:p>
          </table:table-cell>
          <table:table-cell table:style-name="Table1.A2" office:value-type="string">
            <text:p text:style-name="P86">16</text:p>
          </table:table-cell>
          <table:table-cell table:style-name="Table1.A2" office:value-type="string">
            <text:p text:style-name="P86">512=41</text:p>
          </table:table-cell>
          <table:table-cell table:style-name="Table1.A2" office:value-type="string">
            <text:p text:style-name="P87">511+41.127</text:p>
          </table:table-cell>
          <table:table-cell table:style-name="Table1.A2" office:value-type="string">
            <text:p text:style-name="P87">[0 <text:span text:style-name="T43">5718]</text:span></text:p>
          </table:table-cell>
          <table:table-cell table:style-name="Table1.A2" office:value-type="string">
            <text:p text:style-name="P88">[-1092 1092]</text:p>
          </table:table-cell>
          <table:table-cell table:style-name="Table1.A2" office:value-type="string">
            <text:p text:style-name="P89">1099</text:p>
          </table:table-cell>
          <table:table-cell table:style-name="Table1.H2" office:value-type="string">
            <text:p text:style-name="P89">[7 <text:span text:style-name="T47">7609]</text:span></text:p>
          </table:table-cell>
        </table:table-row>
        <table:table-row>
          <table:table-cell table:style-name="Table1.A2" office:value-type="string">
            <text:p text:style-name="P86">163</text:p>
          </table:table-cell>
          <table:table-cell table:style-name="Table1.A2" office:value-type="string">
            <text:p text:style-name="P86">16</text:p>
          </table:table-cell>
          <table:table-cell table:style-name="Table1.A2" office:value-type="string">
            <text:p text:style-name="P86">512=23</text:p>
          </table:table-cell>
          <table:table-cell table:style-name="Table1.A2" office:value-type="string">
            <text:p text:style-name="P87">511+23.127</text:p>
          </table:table-cell>
          <table:table-cell table:style-name="Table1.A2" office:value-type="string">
            <text:p text:style-name="P87">[0 <text:span text:style-name="T43">3432]</text:span></text:p>
          </table:table-cell>
          <table:table-cell table:style-name="Table1.A2" office:value-type="string">
            <text:p text:style-name="P88">[-1134 1134]</text:p>
          </table:table-cell>
          <table:table-cell table:style-name="Table1.A2" office:value-type="string">
            <text:p text:style-name="P89">1141</text:p>
          </table:table-cell>
          <table:table-cell table:style-name="Table1.H2" office:value-type="string">
            <text:p text:style-name="P89">[7 <text:span text:style-name="T47">5707]</text:span></text:p>
          </table:table-cell>
        </table:table-row>
        <table:table-row>
          <table:table-cell table:style-name="Table1.A2" office:value-type="string">
            <text:p text:style-name="P86">167</text:p>
          </table:table-cell>
          <table:table-cell table:style-name="Table1.A2" office:value-type="string">
            <text:p text:style-name="P86">16</text:p>
          </table:table-cell>
          <table:table-cell table:style-name="Table1.A2" office:value-type="string">
            <text:p text:style-name="P86">512=11</text:p>
          </table:table-cell>
          <table:table-cell table:style-name="Table1.A2" office:value-type="string">
            <text:p text:style-name="P87">511+11.127</text:p>
          </table:table-cell>
          <table:table-cell table:style-name="Table1.A2" office:value-type="string">
            <text:p text:style-name="P87">[0 <text:span text:style-name="T43">1908]</text:span></text:p>
          </table:table-cell>
          <table:table-cell table:style-name="Table1.A2" office:value-type="string">
            <text:p text:style-name="P88">[-1162 1162]</text:p>
          </table:table-cell>
          <table:table-cell table:style-name="Table1.A2" office:value-type="string">
            <text:p text:style-name="P89">1169</text:p>
          </table:table-cell>
          <table:table-cell table:style-name="Table1.H2" office:value-type="string">
            <text:p text:style-name="P89">[7 <text:span text:style-name="T47">4239]</text:span></text:p>
          </table:table-cell>
        </table:table-row>
        <table:table-row>
          <table:table-cell table:style-name="Table1.A2" office:value-type="string">
            <text:p text:style-name="P86">173</text:p>
          </table:table-cell>
          <table:table-cell table:style-name="Table1.A2" office:value-type="string">
            <text:p text:style-name="P86">16</text:p>
          </table:table-cell>
          <table:table-cell table:style-name="Table1.A2" office:value-type="string">
            <text:p text:style-name="P86">256=83</text:p>
          </table:table-cell>
          <table:table-cell table:style-name="Table1.A2" office:value-type="string">
            <text:p text:style-name="P87">255+83.255</text:p>
          </table:table-cell>
          <table:table-cell table:style-name="Table1.A2" office:value-type="string">
            <text:p text:style-name="P87">[0 <text:span text:style-name="T43">21420]</text:span></text:p>
          </table:table-cell>
          <table:table-cell table:style-name="Table1.A2" office:value-type="string">
            <text:p text:style-name="P88">[-1204 1204]</text:p>
          </table:table-cell>
          <table:table-cell table:style-name="Table1.A2" office:value-type="string">
            <text:p text:style-name="P89">1211</text:p>
          </table:table-cell>
          <table:table-cell table:style-name="Table1.H2" office:value-type="string">
            <text:p text:style-name="P89">[7 <text:span text:style-name="T47">23835]</text:span></text:p>
          </table:table-cell>
        </table:table-row>
        <table:table-row>
          <table:table-cell table:style-name="Table1.A2" office:value-type="string">
            <text:p text:style-name="P86">179</text:p>
          </table:table-cell>
          <table:table-cell table:style-name="Table1.A2" office:value-type="string">
            <text:p text:style-name="P86">16</text:p>
          </table:table-cell>
          <table:table-cell table:style-name="Table1.A2" office:value-type="string">
            <text:p text:style-name="P86">256=77</text:p>
          </table:table-cell>
          <table:table-cell table:style-name="Table1.A2" office:value-type="string">
            <text:p text:style-name="P87">255+77.255</text:p>
          </table:table-cell>
          <table:table-cell table:style-name="Table1.A2" office:value-type="string">
            <text:p text:style-name="P87">[0 <text:span text:style-name="T43">19890]</text:span></text:p>
          </table:table-cell>
          <table:table-cell table:style-name="Table1.A2" office:value-type="string">
            <text:p text:style-name="P88">[-1246 1246]</text:p>
          </table:table-cell>
          <table:table-cell table:style-name="Table1.A2" office:value-type="string">
            <text:p text:style-name="P89">1253</text:p>
          </table:table-cell>
          <table:table-cell table:style-name="Table1.H2" office:value-type="string">
            <text:p text:style-name="P89">[7 <text:span text:style-name="T47">22389]</text:span></text:p>
          </table:table-cell>
        </table:table-row>
        <table:table-row>
          <table:table-cell table:style-name="Table1.A2" office:value-type="string">
            <text:p text:style-name="P82">181</text:p>
          </table:table-cell>
          <table:table-cell table:style-name="Table1.A2" office:value-type="string">
            <text:p text:style-name="P82">16</text:p>
          </table:table-cell>
          <table:table-cell table:style-name="Table1.A2" office:value-type="string">
            <text:p text:style-name="P82">256=75</text:p>
          </table:table-cell>
          <table:table-cell table:style-name="Table1.A2" office:value-type="string">
            <text:p text:style-name="P82">255+75.255</text:p>
          </table:table-cell>
          <table:table-cell table:style-name="Table1.A2" office:value-type="string">
            <text:p text:style-name="P82">[0 19380]</text:p>
          </table:table-cell>
          <table:table-cell table:style-name="Table1.A2" office:value-type="string">
            <text:p text:style-name="P82">[-1260 1260]</text:p>
          </table:table-cell>
          <table:table-cell table:style-name="Table1.A2" office:value-type="string">
            <text:p text:style-name="P85">1267</text:p>
          </table:table-cell>
          <table:table-cell table:style-name="Table1.H2" office:value-type="string">
            <text:p text:style-name="P85">[7 21907]</text:p>
          </table:table-cell>
        </table:table-row>
      </table:table>
      <text:p text:style-name="P15"/>
      <text:p text:style-name="P26">After 181 I know of no AS code with 16 slots, and suspect that there probably are<text:span text:style-name="T42">n't an</text:span>y. <text:s/>191 is perhaps just possible.</text:p>
      <text:p text:style-name="P26"/>
      <text:p text:style-name="P59">Section <text:span text:style-name="T76">4</text:span> – <text:span text:style-name="T76">BGrease and pcchain.</text:span></text:p>
      <text:p text:style-name="P27"/>
      <text:p text:style-name="P30">The BGrease routine has the job of following some sort of addition chain, and it seems possible to produce an assembler routine <text:span text:style-name="T3">pcchain</text:span><text:span text:style-name="T16"> that should be appropriate for following addition chains for any add/subtract based HPMI implementation.</text:span></text:p>
      <text:p text:style-name="P38"/>
      <text:p text:style-name="P30"><text:span text:style-name="T16">The central idea is to interpret a string of bytes as a set of instructions to compute the chain by adding two already computed multiples and then reducing modulo the prime. <text:s/>By keeping all stored values in the range 0 . . . p</text:span><text:span text:style-name="T80">−</text:span><text:span text:style-name="T16">1 it <text:s/>becomes possible to perform the reduction relatively rapidly.</text:span></text:p>
      <text:p text:style-name="P38"/>
      <text:p text:style-name="P38">The byte-code.</text:p>
      <text:p text:style-name="P38">At the start of interpreting a byte, the following state is held.</text:p>
      <text:p text:style-name="P30"><text:span text:style-name="T16">The </text:span><text:span text:style-name="T3">accumulator</text:span><text:span text:style-name="T16"> - a cauldron, held in vector registers.</text:span></text:p>
      <text:p text:style-name="P30"><text:span text:style-name="T16">The </text:span><text:span text:style-name="T3">destination</text:span><text:span text:style-name="T16"> slot</text:span></text:p>
      <text:p text:style-name="P38"/>
      <text:p text:style-name="P38">At the start, the accumulator is loaded with slot number 1 (which is always seeded by BSeed) and the destination slot set to 2. <text:s/></text:p>
      <text:p text:style-name="P38"><text:soft-page-break/></text:p>
      <text:p text:style-name="P38">Bytes below are given in hexadecimal notation</text:p>
      <text:p text:style-name="P44">0-3F<text:span text:style-name="T16"> add the slot of that number into the accumulator, store the result in the destination slot, and increment the destination slot. <text:s/>For start chains, or for parts of the computation that can be done by a star chain, these (and stop!) are the only codes needed, and they are expected to form the vast majority.</text:span></text:p>
      <text:p text:style-name="P44">40-7F<text:span text:style-name="T16"> load the accumulator from the slot number 40 less than the byte-code.</text:span></text:p>
      <text:p text:style-name="P44">80-BF<text:span text:style-name="T16"> set the destination slot to be 80 less than the byte code</text:span></text:p>
      <text:p text:style-name="P44">FF<text:span text:style-name="T16"> stop - the program has completed.</text:span></text:p>
      <text:p text:style-name="P38"/>
      <text:p text:style-name="P41">As an example, take p=67</text:p>
      <text:p text:style-name="P46"><text:span text:style-name="T16">0 1 2 3 6 12 [14]</text:span><text:span text:style-name="T24"> <text:s text:c="3"/></text:span><text:span text:style-name="T16"><text:s/>18 </text:span><text:span text:style-name="T24"><text:s text:c="3"/></text:span><text:span text:style-name="T16">32 46 </text:span><text:span text:style-name="T24"><text:s text:c="4"/></text:span><text:span text:style-name="T16">60</text:span></text:p>
      <text:p text:style-name="P41">0 1 2 3 4 <text:s/>5 <text:s text:c="3"/>6 <text:s text:c="8"/>7 <text:s text:c="5"/>8 <text:s text:c="2"/>9 <text:s text:c="6"/>6</text:p>
      <text:p text:style-name="P41"><text:s text:c="6"/>1 1 3 <text:s/>4 <text:s text:c="3"/>2 <text:s text:c="4"/>45 4 <text:s text:c="4"/>6 <text:s text:c="2"/>6 <text:s text:c="3"/>86 6</text:p>
      <text:p text:style-name="P41"/>
      <text:p text:style-name="P45"><text:span text:style-name="T16">code is </text:span><text:span text:style-name="T25">(hexadecimal) 1,1,3,4,2,45,4,6,6,86,6</text:span></text:p>
      <text:p text:style-name="P42"/>
      <text:p text:style-name="P45"><text:span text:style-name="T25">It would be easier if the byte-code were decimal!</text:span><text:span text:style-name="T16"> </text:span></text:p>
      <text:p text:style-name="P38"/>
      <text:p text:style-name="P38">The addition chains of meataxe64 are all relatively short, so it is expected that the processor (provided it is sufficiently modern) will learn to predict all the branches correctly.</text:p>
      <text:p text:style-name="P38"/>
      <text:p text:style-name="P38">Initially these byte-code programs for the addition chains will be produced manually. <text:s/>Later we may write programs to assist with their generation, or produce them on the fly.</text:p>
      <text:p text:style-name="P39"/>
      <text:p text:style-name="P40">All the vector operations of pcchain are done at 64-bit length, with a set of parameters to provide the data needed to work.</text:p>
      <text:p text:style-name="P40"/>
      <text:p text:style-name="P40">Reduction (of a number known to be less than 2p) is done by the following method. <text:s/>Bear in mind that all these operations are done to 64-bit chunks that contain more than one entry each.</text:p>
      <text:p text:style-name="P40"/>
      <text:p text:style-name="P40">Firstly a number 2<text:span text:style-name="T48">N</text:span><text:span text:style-name="T59">−</text:span><text:span text:style-name="T58">p (provided in the parameters) is added, where N is chosen so that 2</text:span><text:span text:style-name="T50">N</text:span><text:span text:style-name="T58"> &gt; p. <text:s/>The result has the 2</text:span><text:span text:style-name="T50">N</text:span><text:span text:style-name="T58"> bit set if and only if the result was p or larger.</text:span></text:p>
      <text:p text:style-name="P75"/>
      <text:p text:style-name="P40"><text:span text:style-name="T58">Secondly a logical 'and' is done with 2</text:span><text:span text:style-name="T50">N</text:span><text:span text:style-name="T58"> to keep this bit only.</text:span></text:p>
      <text:p text:style-name="P75"/>
      <text:p text:style-name="P76">This bit (1 if reduction required, 0 if not) is then shifted into the units position (the original is retained as well.</text:p>
      <text:p text:style-name="P75"/>
      <text:p text:style-name="P77">The the shifted bit is subtracted from the unshifted bit to make a number that is either all 1 (if subtraction of p is wanted) or all zero otherwise.</text:p>
      <text:p text:style-name="P77"/>
      <text:p text:style-name="P76">A logical AND is then done between p and this result. <text:s/>This is then p if subtraction is required and 0 otherwise.</text:p>
      <text:p text:style-name="P76"><text:soft-page-break/></text:p>
      <text:p text:style-name="P76">All that remains is to subtract this value from the original one.</text:p>
      <text:p text:style-name="P29"/>
      <text:p text:style-name="P31">Let's look at the performance of this process on Haswell.</text:p>
      <text:p text:style-name="P25"/>
      <text:p text:style-name="P25"><text:span text:style-name="T77">P15<text:tab/>ADD 2</text:span><text:span text:style-name="T49">n</text:span><text:span text:style-name="T57">-p for some 2</text:span><text:span text:style-name="T49">n</text:span><text:span text:style-name="T57"> larger than p</text:span></text:p>
      <text:p text:style-name="P25"><text:span text:style-name="T57">P015<text:tab/>AND with 2</text:span><text:span text:style-name="T49">n</text:span> </text:p>
      <text:p text:style-name="P31">P0 P5<text:tab/>Logical Right shift of this into unit position</text:p>
      <text:p text:style-name="P28">P15<text:tab/>SUBTRACT <text:span text:style-name="T81">this unit position</text:span></text:p>
      <text:p text:style-name="P28">P015<text:tab/>AND that with p</text:p>
      <text:p text:style-name="P28">P15<text:tab/>SUBTRACT the result from the original number.</text:p>
      <text:p text:style-name="P28"/>
      <text:p text:style-name="P31">7 mu-ops all to P015, with a full 7-step dependency chain runing through them<text:span text:style-name="T82">, but we will be doing four at once, so the latency is not likely to be much of an issue. <text:s/>It does mean, however, that we probably will want to resequence the instructions a bit to try to alleviate the bottleneck on the logical right shift.</text:span></text:p>
      <text:p text:style-name="P25"><text:line-break/><text:span text:style-name="T77">For 8 and 16 bit cases, there is an alternative in three mu-ops</text:span></text:p>
      <text:p text:style-name="P25"/>
      <text:p text:style-name="P28">P<text:span text:style-name="T78">15</text:span><text:tab/>CMPGTB or CMPGTW<text:span text:style-name="T81"> value and p-1</text:span></text:p>
      <text:p text:style-name="P28">P015<text:tab/>AND that with p</text:p>
      <text:p text:style-name="P28">P15<text:tab/>SUBTRACT the result from the original number.</text:p>
      <text:p text:style-name="P28"/>
      <text:p text:style-name="P31">This is clearly considerably faster<text:span text:style-name="T82">, and probably means that separate versions (pcchainb and pcchainw) will be written in due course.</text:span></text:p>
      <text:p text:style-name="P4"/>
      <text:p text:style-name="P60"><text:span text:style-name="T3">Section </text:span><text:span text:style-name="T7">5</text:span><text:span text:style-name="T3"> – </text:span><text:span text:style-name="T4">The AS-codes.</text:span></text:p>
      <text:p text:style-name="P3"/>
      <text:p text:style-name="P9">In the following table, the first column gives the characteristic. <text:s/>The remaining columns are the vectors made. <text:s/>Those in square brackets are discarded when the BGrease operation is completed.<text:span text:style-name="T33"> <text:s/>The numbers in small (10 pt) show the human reader how to make numbers when it is not obvious, though of course the machine can find them readily. <text:s/>The addition chain for mod 5 was found by hand - there may be a better way.</text:span></text:p>
      <text:p text:style-name="P9"/>
      <text:p text:style-name="P10">5 <text:span text:style-name="T35">(S=9) <text:tab/></text:span><text:span text:style-name="T16">000</text:span><text:span text:style-name="T17"> 100</text:span><text:span text:style-name="T19"> </text:span><text:span text:style-name="T17">010 001</text:span><text:span text:style-name="T18"> [011] </text:span><text:span text:style-name="T17">021</text:span><text:span text:style-name="T18"> [101</text:span><text:span text:style-name="T19">] </text:span><text:span text:style-name="T17">202</text:span><text:span text:style-name="T19"> [022]</text:span></text:p>
      <text:p text:style-name="P10"><text:span text:style-name="T20"><text:s text:c="3"/></text:span><text:span text:style-name="T21"><text:s text:c="9"/></text:span><text:span text:style-name="T19"><text:s/></text:span><text:span text:style-name="T21"><text:tab/></text:span><text:span text:style-name="T17">044</text:span><text:span text:style-name="T19"> </text:span><text:span text:style-name="T17">224</text:span><text:span text:style-name="T19"> [110]</text:span><text:span text:style-name="T17"> 312</text:span><text:span text:style-name="T19"> </text:span><text:span text:style-name="T17">334</text:span><text:span text:style-name="T19"> </text:span><text:span text:style-name="T17">113 430 443 310</text:span></text:p>
      <text:p text:style-name="P65"><text:span text:style-name="T21"><text:tab/></text:span><text:span text:style-name="T17">2</text:span><text:span text:style-name="T16">24=022+202, 312=202+110, 334=312+022, 113=334+334,</text:span><text:span text:style-name="T20"> </text:span><text:span text:style-name="T16">430=</text:span><text:span text:style-name="T20">334+101 443=224+224, <text:s/>310=202+113</text:span></text:p>
      <text:p text:style-name="P10">7 <text:span text:style-name="T35">(S=14)<text:tab/></text:span>00 01 10 02 03 20 30 22 33</text:p>
      <text:p text:style-name="P10">11 <text:span text:style-name="T36">(S=9)<text:tab/></text:span>00 01 <text:s/>10 <text:s text:c="2"/>[02] <text:s/>12 <text:s text:c="2"/>04 <text:s text:c="2"/>[24] <text:s/>25 <text:s text:c="2"/>48 <text:s text:c="2"/>61 <text:s text:c="2"/>[71] <text:s/>96 <text:s text:c="2"/>32 <text:s text:c="3"/>42 <text:s text:c="2"/>56 <text:s text:c="2"/>88</text:p>
      <text:p text:style-name="P66"><text:span text:style-name="T36"><text:tab/><text:tab/></text:span>61=48+24 <text:s/>96=71+25 <text:s text:c="2"/>32=71+71 <text:s/>56=32+24 <text:s/>88=56+32</text:p>
      <text:p text:style-name="P90"><text:span text:style-name="T27">13 (S=8)<text:tab/>00 </text:span>01 10 02 20 [04] 14 <text:s/>18 <text:s/>[21] 42 <text:s/>[43] 64<text:span text:style-name="T28"> </text:span><text:span text:style-name="T30">[10</text:span><text:span text:style-name="T31">,</text:span><text:span text:style-name="T30">7] 71 48 <text:s/>75 92 11</text:span><text:span text:style-name="T31">,</text:span><text:span text:style-name="T30">8 95</text:span></text:p>
      <text:p text:style-name="P91"><text:span text:style-name="T32"><text:tab/><text:tab/></text:span><text:span text:style-name="T30">6</text:span><text:span text:style-name="T29">4=43+21 <text:s text:c="2"/>71=10,7+10,7 <text:s/>48=10,7+71 <text:s text:c="2"/>75=71+04 <text:s/>92=21+71 <text:s text:c="2"/>11,8=75+43 <text:s/>95=11,8+11,8</text:span></text:p>
      <text:p text:style-name="P3">17<text:span text:style-name="T36"> (S=25)<text:tab/></text:span>0 1 2 [3] 5 8</text:p>
      <text:p text:style-name="P3"><text:span text:style-name="T36">1</text:span>9<text:span text:style-name="T36"> (S=25)<text:tab/></text:span>0 1 2 [3] 6 9</text:p>
      <text:p text:style-name="P3">23<text:span text:style-name="T36"> (S=21)<text:tab/></text:span>0 1 2 3 [4] 7 11</text:p>
      <text:p text:style-name="P3">29<text:span text:style-name="T37"> (S=18)<text:tab/></text:span>0 1 2 4 8 9 18</text:p>
      <text:p text:style-name="P3"><text:soft-page-break/>31<text:span text:style-name="T37"> (S=21)<text:tab/></text:span>0 1 [2] 4 [5] 10 12 17</text:p>
      <text:p text:style-name="P3">37<text:span text:style-name="T37"> (S=18)<text:tab/></text:span>0 1 <text:span text:style-name="T26">[2] </text:span>4 5 <text:span text:style-name="T26">[6] </text:span>12 14 20</text:p>
      <text:p text:style-name="P3">41 <text:span text:style-name="T37">(S=16)<text:tab/></text:span>0 1 2 3 4 [5] 10 15 20</text:p>
      <text:p text:style-name="P3">43<text:span text:style-name="T37"> (S=16)<text:tab/></text:span>0 1 2 4 [5] 8 13 18 23</text:p>
      <text:p text:style-name="P3">47<text:span text:style-name="T36"> (S=16)<text:tab/></text:span>0 1 [2] 4 [5] 9 14 19 21 25</text:p>
      <text:p text:style-name="P3">53<text:span text:style-name="T36"> (S=14)<text:tab/></text:span>0 1 2 4 [5] 8 13 18 23 28</text:p>
      <text:p text:style-name="P3">59<text:span text:style-name="T36"> (S=14)<text:tab/></text:span>0 1 2 [3] 6 [7] 14 15 22 25 32</text:p>
      <text:p text:style-name="P3">61<text:span text:style-name="T36"> (S=14)<text:tab/></text:span>0 1 [2] 3 5 [7] 9 [16] 21 37 44 51</text:p>
      <text:p text:style-name="P3">67 <text:span text:style-name="T36">(S=12)<text:tab/></text:span>0 1 2 3 6 12 [14] 18 32 46 60</text:p>
      <text:p text:style-name="P3">71<text:span text:style-name="T36"> (S=12)<text:tab/></text:span>0 1 2 3 [4] 8 12 [14] 24 25 39 53</text:p>
      <text:p text:style-name="P3">73<text:span text:style-name="T36"> (S=12)<text:tab/></text:span>0 1 [2] 3 [4] 7 [9] [13] 15 [18] 31 36 54 63</text:p>
      <text:p text:style-name="P3">79 <text:span text:style-name="T36">(S=12)<text:tab/></text:span>0 1 [2] [3] 5 8 [11] [12] 16 27 29 35 47 70</text:p>
      <text:p text:style-name="P3">83<text:span text:style-name="T36"> (S=11)<text:tab/></text:span>0 1 2 4 8 [9] 18 36 72 61 63 41<text:span text:style-name="T33"> <text:s text:c="3"/></text:span><text:span text:style-name="T34">61=72+72 <text:s text:c="2"/>41=61+63</text:span></text:p>
      <text:p text:style-name="P3">89<text:span text:style-name="T36"> (S=11)<text:tab/></text:span>0 1 [2] 4 5 [6] 12 14 [16] 32 48 49 64 70</text:p>
      <text:p text:style-name="P3">97<text:span text:style-name="T36"> (S=10)<text:tab/></text:span>0 1 2 3 6 12 18 20 26 46 [66] 68 39<text:span text:style-name="T33"> <text:s text:c="4"/></text:span><text:span text:style-name="T34">39=68+68</text:span> </text:p>
      <text:p text:style-name="P3">101<text:span text:style-name="T36"> (S=10)<text:tab/></text:span>0 1 2 3 4 [6] 12 [13] 17 24 30 43 56 68</text:p>
      <text:p text:style-name="P3">103<text:span text:style-name="T36"> (S=10)<text:tab/></text:span>0 1 2 3 4 [5] [6] 12 19 24 38 44 57 76</text:p>
      <text:p text:style-name="P3">107<text:span text:style-name="T36"> (S=10)<text:tab/></text:span>0 1 2 [3] 6 7 10 [11] [16] 22 24 35 51 70 77</text:p>
      <text:p text:style-name="P3">109<text:span text:style-name="T36"> (S=10)<text:tab/></text:span>0 1 [2] 4 [5] [10] 15 17 21 42 47 49 91 73 101<text:span text:style-name="T33"> <text:s text:c="3"/></text:span><text:span text:style-name="T34">73=91+91</text:span></text:p>
      <text:p text:style-name="P3">113<text:span text:style-name="T36"> (S=10)<text:tab/></text:span>0 1 [2] 4 [8] 9 16 [17] [21] 23 29 40 50 66 82 84</text:p>
      <text:p text:style-name="P3">127<text:span text:style-name="T36"> (S=9)<text:tab/></text:span>0 1 [2] 4 [5] 10 14 [15] 17 22 [31] 33 64 66 86 101 103</text:p>
      <text:p text:style-name="P3">131<text:span text:style-name="T36"> (S=9)<text:tab/></text:span>0 1 [2] [4] 8 12 [13] 21 29 58 31 [70] 83 96 117 7 99 </text:p>
      <text:p text:style-name="P3">137<text:span text:style-name="T36"> (S=9)<text:tab/></text:span>0 1 2 3 4 <text:span text:style-name="T14">[8] </text:span>12 20 <text:span text:style-name="T14">[21] </text:span>25 40 46 60 67 88 108</text:p>
      <text:p text:style-name="P3">139<text:span text:style-name="T36"> (S=9)<text:tab/></text:span>0 1 2 4 <text:span text:style-name="T14">[5] [6] </text:span>11 13 22 28 33 41 47 66 82 89</text:p>
      <text:p text:style-name="P3">149<text:span text:style-name="T36"> (S=9)<text:tab/></text:span>0 1<text:span text:style-name="T14"> [2]</text:span> <text:span text:style-name="T14">[3] </text:span>5 <text:span text:style-name="T14">[6] [10] </text:span>13 <text:span text:style-name="T14">[14] </text:span>23 33 36 42 48 59 72 86 88 93</text:p>
      <text:p text:style-name="P3">151<text:span text:style-name="T36"> (S=8)<text:tab/></text:span>0 1 2 3 6 9 12 [14] 18 [20] 24 44 64 84 104 124 138</text:p>
      <text:p text:style-name="P3">157<text:span text:style-name="T36"> (S=8)<text:tab/></text:span>0 1 2 3 4 [8] 12 20 28 48 56 84 [29] 33 62 91 120 </text:p>
      <text:p text:style-name="P3">163<text:span text:style-name="T36"> (S=8)<text:tab/></text:span>0 1 2 3 4 [5] [9] 13 [16] 21 [29] 38 45 61 67 76 114 137 81 </text:p>
      <text:p text:style-name="P37">167<text:span text:style-name="T36"> (S=8)<text:tab/></text:span>0 1 <text:span text:style-name="T15">[2] [3] </text:span>5<text:span text:style-name="T15"> [7]</text:span> 9 <text:span text:style-name="T15">[14] </text:span>17 31 36<text:span text:style-name="T15"> [48] </text:span>96 98 115 118 121 128 130 139</text:p>
      <text:p text:style-name="P3">173<text:span text:style-name="T36"> (S=8)<text:tab/></text:span>0 1 2 3 4 5 6 7 [14] 18 28 46 [92] 94 [32] 38 66 124 75</text:p>
      <text:p text:style-name="P3">179<text:span text:style-name="T36"> (S=8)<text:tab/></text:span>0 1 2 3 4 5 6 [9] [11] 17 34 43 [52] 53 61 96 114 107 159 </text:p>
      <text:p text:style-name="P3">181<text:span text:style-name="T36"> (S=8)<text:tab/>0</text:span> 1 [2] 3 5 7 9 11 13 [22] 35 [44] 55 88 110 [119] 124 141 163 125 </text:p>
      <text:p text:style-name="P3"/>
      <text:p text:style-name="P61"><text:span text:style-name="T3">Section </text:span><text:span text:style-name="T8">6</text:span><text:span text:style-name="T3"> – </text:span><text:span text:style-name="T8">Bf</text:span><text:span text:style-name="T10">mt</text:span><text:span text:style-name="T8">, DtoB and BSeed</text:span><text:span text:style-name="T4">.</text:span></text:p>
      <text:p text:style-name="P5"/>
      <text:p text:style-name="P34">Another issue to resolve is when do to the extractiong and expansion of matrix B. <text:s/>At one extreme, we could just make Bfmt the same as Dfmt, which has the advantage that the routine is already written, but - more importantly - saves memory bandwidth but leaves all the work to the BSeed routine, resulting in the work being repeated. <text:s/>At the other extreme, it would be possible to do all the work of extraction (for p=5-13) and expansion (all primes) at DtoB time, so that BSeed is simply a collection of memcpy calls.</text:p>
      <text:p text:style-name="P34"/>
      <text:p text:style-name="P34">The key questions to ask therefore are how much work is actually involved, and how does that compare with out memory bandwidth "budget".</text:p>
      <text:p text:style-name="P34"/>
      <text:p text:style-name="P34">So . . . how much work is involved? <text:s/>There are <text:span text:style-name="T85">four</text:span> main cases {5<text:span text:style-name="T85">}, {7</text:span>-13}<text:span text:style-name="T85">,</text:span> {17-61} <text:soft-page-break/>and {67-181}</text:p>
      <text:p text:style-name="P35"><text:span text:style-name="T3">{5</text:span><text:span text:style-name="T9">}</text:span><text:span text:style-name="T85"> Here we must convert a byte into three bytes, and a look-up table is looking good. <text:s/>The expansion is three-fold and is not to be considered.</text:span></text:p>
      <text:p text:style-name="P35"><text:span text:style-name="T9">{7</text:span><text:span text:style-name="T3">-13}</text:span><text:span text:style-name="T85"> In this case the expansion is to generate two bytes from each byte of input. <text:s/>This is load uint8_t, lookup uint16_t, store it, which will only be <text:s/>a couple of clocks even in "c". <text:s/>Bfmt=Dfmt is recommended.</text:span></text:p>
      <text:p text:style-name="P34"><text:span text:style-name="T3">{17-61}</text:span><text:span text:style-name="T84"> In this case we must take each byte and convert it into a 10-bit field. <text:s/>This involves a load, a shift and an OR/ADD, and a 32-bit store (or 64 if we do a bit of unrolling) so it looks like a couple of clocks per byte minimum. <text:s/>Although in this case the expansion is moderate (Cfmt is only 25% bigger than Dfmt) I would imagine that the memory bandwidth will be significant, and that the conversion, which can take place while the next fetch is happening, may still not slow things down much.</text:span></text:p>
      <text:p text:style-name="P34"><text:span text:style-name="T3">{67-181}</text:span> In this case the input is byte length and the output is 16-bits. <text:s/>In "c" this is a simple matter of loading a uint8_t, and storing it as a uint16_t. <text:s/>There is even a machine instruction to do this in vector scale<text:span text:style-name="T84"> VPMOVZXBW, P23 P5 which will do 16 at once. <text:s/>So . . . would we rather fetch 1 cache-line and do the work, or fetch two cache-lines and simply copy? <text:s/>It seems clear that Dfmt is the correct answer for Bfmt in this case.</text:span></text:p>
      <text:p text:style-name="P34"/>
      <text:p text:style-name="P47">Conclusion.<text:span text:style-name="T86"> <text:s/>Bfmt=Dfmt</text:span><text:span text:style-name="T87"> in all cases. <text:s/>The case is weakest for {17-61},where the expansion is relatively small and the work is at its greatest. <text:s/>In fact, there is probably a case for </text:span><text:span text:style-name="T79">compressing</text:span><text:span text:style-name="T87"> the data for {17</text:span><text:span text:style-name="T88">,19,23</text:span><text:span text:style-name="T87">}</text:span><text:span text:style-name="T88"> at least</text:span><text:span text:style-name="T87">, as we can then use a look-up table to get the 32-bit value directly.</text:span><text:span text:style-name="T88"> <text:s/>17</text:span><text:span text:style-name="T51">3</text:span><text:span text:style-name="T62">=4913, and a 4913x32-bit word will nearly fit in L1 most of the time - a process that saves bandwidth and work at a cost of slowing down the DtoB a bit. <text:s/>Nevertheless I would not expect the gain to meet the 5% criterion - BSeed is looking like 10.5 cache-lines, which is not a great proportion of </text:span><text:span text:style-name="T63">50</text:span><text:span text:style-name="T62">,000 clocks.</text:span></text:p>
      <text:p text:style-name="P69"/>
      <text:p text:style-name="P62"><text:span text:style-name="T3">Section </text:span><text:span text:style-name="T10">7</text:span><text:span text:style-name="T3"> – </text:span><text:span text:style-name="T10">CtoD</text:span><text:span text:style-name="T4">.</text:span></text:p>
      <text:p text:style-name="P6"/>
      <text:p text:style-name="P48"><text:span text:style-name="T62">A</text:span><text:span text:style-name="T61">t the end of the process, the Cftm must be converted back into Dfmt - a process that involves a complete reduction mod p and the necessary packing for {5,7,11,13}. <text:s/>There is the question as to whether vector/assembler assistance is needed for this. <text:s/>What is the performance required? <text:s/>8-48 elementary operations per clock, and a slab size of 5,000 gives 600-100 clocks per entry. <text:s/>Our target is perhaps a couple of percent of this, so 12-2 clocks per entry, where the '2' target is for p=5. <text:s/>Clearly a simple division is out of the question, but a Barrett-style reduction looks likely to be good enough, at least for a first version.</text:span><text:span text:style-name="T64"> <text:s/>Vectorization may just be worthwhile, but I think I'll leave that for now, hoping for big slabs.</text:span></text:p>
      <text:p text:style-name="P70"/>
      <text:p text:style-name="P49"><text:span text:style-name="T61">Let's look for example at 181. <text:s/>The input is a 16-bit number in the range </text:span><text:span text:style-name="T65">[7 21907]</text:span><text:span text:style-name="T61"> and we want a 1-byte output in the range [0 180] within 12 clocks. <text:s/>Will Barrett41 be adequate?</text:span><text:span text:style-name="T66"> <text:s/>An exhaustive run of "bartest" tells me that, for all primes 5-181, Barrett41 gives the correct quotient a/p when the </text:span><text:span text:style-name="T70">quotient</text:span><text:span text:style-name="T66"> is at most 2</text:span><text:span text:style-name="T52">23</text:span><text:span text:style-name="T66"> = 8388608 - way past anything we will be interested in. <text:s/>Barrett41 will do just fine. <text:s/>Hence our sketch for CtoD consists, where bar = 2</text:span><text:span text:style-name="T52">41</text:span><text:span text:style-name="T66">/p rounded up, of . . .</text:span></text:p>
      <text:p text:style-name="P71"/>
      <text:p text:style-name="P71"><text:soft-page-break/>Get a single Cfmt entry</text:p>
      <text:p text:style-name="P71">multiply by t=bar</text:p>
      <text:p text:style-name="P71">shift right 41 places</text:p>
      <text:p text:style-name="P71">multiply by p</text:p>
      <text:p text:style-name="P71">subtract from the Cfmt entry</text:p>
      <text:p text:style-name="P71">put into the Dfmt</text:p>
      <text:p text:style-name="P71"/>
      <text:p text:style-name="P71">This looks like about 12 clocks in 'c', which will be good enough to be going on with. <text:s/>We may need to do a bit better for small primes - particularly for 5. <text:s/>Let's take a look at what we might do if we seek to use vectors with assembler assistance, concentrating first on {5}.</text:p>
      <text:p text:style-name="P71"/>
      <text:p text:style-name="P50"><text:span text:style-name="T61">Let's start by considering 16-bit working. <text:s/>We can load 16 entries converting byte to 16-bit, but is Barrett a possible move? <text:s/>Let's try</text:span><text:span text:style-name="T67">. <text:s/>Initially our range is [32 118], so the quotient may be as large as 23 which needs 5 bits. <text:s/>Hence we try Barrett11 with a multiplier of 410. <text:s/>(5a+b)*410=2050a+410b. <text:s/>With b at most 4 and a at most 23, this is no more than 2.23+4.410 = 1686 too large - well short of 2048. <text:s/>Barrett11 will do fine for p=5. <text:s/>This looks promising . . . let's repeat the calculations for {7,11,13} </text:span><text:span text:style-name="T61"><text:s/></text:span></text:p>
      <text:p text:style-name="P71"/>
      <text:p text:style-name="P51"><text:span text:style-name="T61">p<text:tab/>bar11<text:tab/>*p</text:span><text:span text:style-name="T68"><text:tab/> ex's<text:tab/>slack<text:tab/>quot<text:tab/>max</text:span></text:p>
      <text:p text:style-name="P51"><text:span text:style-name="T61">5<text:tab/>410<text:tab/>2050</text:span><text:span text:style-name="T68"><text:tab/> <text:s text:c="2"/>2<text:tab/>408<text:tab/>203<text:tab/>1015</text:span></text:p>
      <text:p text:style-name="P51"><text:span text:style-name="T61">7<text:tab/>293<text:tab/>2051</text:span><text:span text:style-name="T68"><text:tab/> <text:s text:c="2"/>3<text:tab/>290<text:tab/> 96<text:tab/>672</text:span></text:p>
      <text:p text:style-name="P51"><text:span text:style-name="T61">11<text:tab/>187<text:tab/>2057</text:span><text:span text:style-name="T68"><text:tab/> <text:s text:c="2"/>9<text:tab/>178<text:tab/>19<text:tab/>209</text:span></text:p>
      <text:p text:style-name="P51"><text:span text:style-name="T61">13<text:tab/>158</text:span><text:span text:style-name="T68"><text:tab/>2054<text:tab/> <text:s text:c="2"/>6<text:tab/>152<text:tab/>25<text:tab/>325</text:span></text:p>
      <text:p text:style-name="P72"/>
      <text:p text:style-name="P52"><text:span text:style-name="T61">In its simplistic form, this works for {5,7} but not for {11,13}, though it is not far off. <text:s/>For 11,13 we'd need one round of adequate reduction (16=5, 16=3) first, reducing the number well within the range of Barrett11. <text:s/></text:span><text:span text:style-name="T69">S</text:span><text:span text:style-name="T61">ubtracting the bias </text:span><text:span text:style-name="T69">brings 13 into range directly, but doesn't quite manage 11. <text:s/>It would take more analysis to check that there really is a failure case for 11, but I suspect there is.</text:span></text:p>
      <text:p text:style-name="P73"/>
      <text:p text:style-name="P73">All this ignores the question as to how to pack the result into Dfmt bytes - need to consider this too at some point.</text:p>
      <text:p text:style-name="P73"/>
      <text:p text:style-name="P73">Anyway, for p=5 (the most important case) we need 5 mu-ops to get a register with 16 16-bit entries fully reduced mod 5. <text:s/>Let's see what we can do with 8-bit working, with a target of 10 mu-ops, which is quite a lot.</text:p>
      <text:p text:style-name="P73"/>
      <text:p text:style-name="P63"><text:span text:style-name="T3">Section </text:span><text:span text:style-name="T11">8</text:span><text:span text:style-name="T3"> – </text:span><text:span text:style-name="T11">DtoA</text:span><text:span text:style-name="T4">.</text:span></text:p>
      <text:p text:style-name="P7"/>
      <text:p text:style-name="P74">There needs to be a byte/byte lookup table for this, and the computation of this table is not considered here - see some later section. <text:s/>For now we assume that there is such a table, and wonder how best to implement DtoA.</text:p>
      <text:p text:style-name="P74"/>
      <text:p text:style-name="P74">void DtoA(<text:span text:style-name="T89">DSPACE * ds</text:span>, uint64_t * ix, const Dfmt * d, Afmt * a,</text:p>
      <text:p text:style-name="P74"><text:s text:c="15"/>uint64_t stride, uint64_t nora)</text:p>
      <text:p text:style-name="P74"/>
      <text:p text:style-name="P74"><text:soft-page-break/>The writing of DtoA needs to keep three things in mind. <text:s/>The first is that the last alcove may be incomplete, and it is important to generate zeros in this case. <text:s/>The second is that sparsity should be detected. <text:s/>The third is that the conversion into Afmt needs to be done.</text:p>
      <text:p text:style-name="P74"/>
      <text:p text:style-name="P64"><text:span text:style-name="T3">Section </text:span><text:span text:style-name="T12">9</text:span><text:span text:style-name="T3"> – </text:span><text:span text:style-name="T12">Grease Table data.</text:span></text:p>
      <text:p text:style-name="P8"/>
      <text:p text:style-name="P92">It seems to me that the best way to input the grease table for each prime is to give the addition chain for populating the brick work area. <text:s/>It is relatively easy to convert this into a list of the multiples held - we simply execute the program, either using BGrease or by writing a little function to mimic it. <text:s/></text:p>
      <text:p text:style-name="P92"/>
      <text:p text:style-name="P95"><text:span text:style-name="T3">Section </text:span><text:span text:style-name="T13">10</text:span><text:span text:style-name="T3"> – </text:span><text:span text:style-name="T12">G</text:span><text:span text:style-name="T13">enerating the table for Afmt</text:span></text:p>
      <text:p text:style-name="P94"/>
      <text:p text:style-name="P93">One way to do this is to set up an array of 1-byte Dfmt vectors, interpret the addition chain to populate it, and then add pairs together to see whatwe get. <text:s/>This has the advantage of enabling the code input work to be done and tested sooner rather than later, and reduces the amount of input needed for each pr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7-10-12T06:09:34.218650867</dc:date>
    <meta:editing-duration>P1DT10H21M51S</meta:editing-duration>
    <meta:editing-cycles>209</meta:editing-cycles>
    <meta:generator>LibreOffice/5.1.6.2$Linux_X86_64 LibreOffice_project/10m0$Build-2</meta:generator>
    <meta:document-statistic meta:table-count="1" meta:image-count="0" meta:object-count="0" meta:page-count="10" meta:paragraph-count="490" meta:word-count="4254" meta:character-count="21428" meta:non-whitespace-character-count="17379"/>
  </office:meta>
</office:document-meta>
</file>